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nsolas" fo:font-size="10pt" style:font-size-asian="10pt" style:font-size-complex="10pt"/>
    </style:style>
    <style:style style:name="P4" style:family="paragraph" style:parent-style-name="Standard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style:font-name="Consolas" fo:font-size="10pt" style:font-size-asian="10pt" style:font-size-complex="10pt"/>
    </style:style>
    <style:style style:name="P9" style:family="paragraph" style:parent-style-name="Standard" style:list-style-name="L1">
      <style:text-properties style:font-name="Consolas"/>
    </style:style>
    <style:style style:name="P10" style:family="paragraph" style:parent-style-name="Standard" style:list-style-name="L1">
      <style:text-properties style:font-name="Consolas" fo:font-size="9pt" style:font-size-asian="9pt" style:font-size-complex="9pt"/>
    </style:style>
    <style:style style:name="P11" style:family="paragraph" style:parent-style-name="Standard" style:list-style-name="L1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9966cc" style:font-name="Consola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style:font-name="Consolas" fo:font-size="9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b84700" style:font-name="Consolas" fo:font-size="9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fo:color="#999999"/>
    </style:style>
    <style:style style:name="P23" style:family="paragraph" style:parent-style-name="Standard" style:list-style-name="L1">
      <style:text-properties fo:color="#b84747" style:font-name="Consolas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text-properties fo:color="#b84747"/>
    </style:style>
    <style:style style:name="P25" style:family="paragraph" style:parent-style-name="Standard" style:list-style-name="L1">
      <style:text-properties fo:color="#666600" style:font-name="Consolas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fo:color="#ff3333" style:font-name="Consolas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Consolas" fo:font-size="10pt"/>
    </style:style>
    <style:style style:name="T6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Consolas" style:font-size-asian="9pt" style:font-size-complex="9pt"/>
    </style:style>
    <style:style style:name="T9" style:family="text">
      <style:text-properties fo:color="#000000" style:font-size-asian="9pt" style:font-size-complex="9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ff3333"/>
    </style:style>
    <style:style style:name="T13" style:family="text">
      <style:text-properties fo:color="#ff3333" fo:font-size="12pt" style:font-size-asian="12pt" style:font-size-complex="12pt"/>
    </style:style>
    <style:style style:name="T14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3333" fo:font-size="14pt" style:font-size-asian="14pt" style:font-size-complex="14pt"/>
    </style:style>
    <style:style style:name="T17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ff" fo:font-size="10pt"/>
    </style:style>
    <style:style style:name="T23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ff" style:font-name="Consolas"/>
    </style:style>
    <style:style style:name="T26" style:family="text">
      <style:text-properties fo:color="#0000ff" style:font-name="Consolas" fo:font-size="10pt"/>
    </style:style>
    <style:style style:name="T27" style:family="text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ff" style:font-name="Consolas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00ff" style:font-name="Consolas" fo:font-size="9pt"/>
    </style:style>
    <style:style style:name="T30" style:family="text">
      <style:text-properties fo:color="#0000ff" style:font-name="Consolas" fo:font-size="9pt" fo:font-weight="normal" style:font-size-asian="10pt" style:font-weight-asian="normal" style:font-size-complex="10pt" style:font-weight-complex="normal"/>
    </style:style>
    <style:style style:name="T31" style:family="text">
      <style:text-properties fo:color="#0000ff" style:font-name="Consolas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0000ff" style:font-name="Consolas" fo:font-weight="bold" style:font-weight-asian="bold" style:font-weight-complex="bold"/>
    </style:style>
    <style:style style:name="T33" style:family="text">
      <style:text-properties fo:color="#0000ff" style:font-name="Consolas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0000ff" style:font-name="Consolas" style:font-size-asian="9pt" style:font-size-complex="9pt"/>
    </style:style>
    <style:style style:name="T35" style:family="text">
      <style:text-properties fo:color="#0000ff" fo:font-weight="normal" style:font-weight-asian="normal" style:font-weight-complex="normal"/>
    </style:style>
    <style:style style:name="T36" style:family="text">
      <style:text-properties fo:color="#0000ff" fo:font-size="18pt" style:font-size-asian="18pt" style:font-size-complex="18pt"/>
    </style:style>
    <style:style style:name="T37" style:family="text">
      <style:text-properties fo:color="#0000ff" style:font-size-asian="9pt" style:font-size-complex="9pt"/>
    </style:style>
    <style:style style:name="T38" style:family="text">
      <style:text-properties fo:color="#666600"/>
    </style:style>
    <style:style style:name="T39" style:family="text">
      <style:text-properties fo:color="#666600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280099" fo:font-weight="bold" style:font-weight-asian="bold" style:font-weight-complex="bold"/>
    </style:style>
    <style:style style:name="T41" style:family="text">
      <style:text-properties fo:color="#280099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280099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280099" style:font-name="Consolas" fo:font-size="10pt" fo:font-weight="bold" style:font-size-asian="10pt" style:font-weight-asian="bold" style:font-size-complex="10pt" style:font-weight-complex="bold"/>
    </style:style>
    <style:style style:name="T44" style:family="text">
      <style:text-properties fo:color="#280099" style:font-name="Consolas" fo:font-weight="bold" style:font-weight-asian="bold" style:font-weight-complex="bold"/>
    </style:style>
    <style:style style:name="T45" style:family="text">
      <style:text-properties fo:color="#990000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990000" style:font-name="Consolas"/>
    </style:style>
    <style:style style:name="T47" style:family="text">
      <style:text-properties fo:color="#990000" style:font-name="Consolas" fo:font-size="9pt"/>
    </style:style>
    <style:style style:name="T48" style:family="text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T49" style:family="text">
      <style:text-properties fo:color="#990000" style:font-name="Consolas"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color="#990000" fo:font-size="9pt"/>
    </style:style>
    <style:style style:name="T51" style:family="text">
      <style:text-properties fo:color="#008080"/>
    </style:style>
    <style:style style:name="T52" style:family="text">
      <style:text-properties fo:color="#008080" fo:font-weight="bold" style:font-weight-asian="bold" style:font-weight-complex="bold"/>
    </style:style>
    <style:style style:name="T53" style:family="text">
      <style:text-properties fo:color="#008080" fo:font-size="10pt" fo:font-weight="normal" style:font-size-asian="10pt" style:font-weight-asian="normal" style:font-size-complex="10pt" style:font-weight-complex="normal"/>
    </style:style>
    <style:style style:name="T54" style:family="text">
      <style:text-properties fo:color="#008080" style:font-name="Consolas"/>
    </style:style>
    <style:style style:name="T55" style:family="text">
      <style:text-properties fo:color="#008080" style:font-name="Consolas"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/>
    </style:style>
    <style:style style:name="T57" style:family="text">
      <style:text-properties fo:font-size="10pt" fo:font-weight="normal" style:font-size-asian="10pt" style:font-weight-asian="normal" style:font-size-complex="10pt" style:font-weight-complex="normal"/>
    </style:style>
    <style:style style:name="T58" style:family="text">
      <style:text-properties fo:font-size="10pt" fo:font-weight="bold" style:font-weight-asian="bold" style:font-weight-complex="bold"/>
    </style:style>
    <style:style style:name="T59" style:family="text">
      <style:text-properties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Consolas"/>
    </style:style>
    <style:style style:name="T61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Consolas" fo:font-size="10pt" style:font-size-asian="10pt" style:font-size-complex="10pt"/>
    </style:style>
    <style:style style:name="T64" style:family="text">
      <style:text-properties style:font-name="Consolas" fo:font-size="9pt" fo:font-weight="normal" style:font-size-asian="10pt" style:font-weight-asian="normal" style:font-size-complex="10pt" style:font-weight-complex="normal"/>
    </style:style>
    <style:style style:name="T65" style:family="text">
      <style:text-properties style:font-name="Consolas" fo:font-size="9pt" style:font-size-asian="9pt" style:font-size-complex="9pt"/>
    </style:style>
    <style:style style:name="T66" style:family="text">
      <style:text-properties style:font-name="Consolas" style:font-size-asian="9pt" style:font-size-complex="9pt"/>
    </style:style>
    <style:style style:name="T67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font-name="Consolas" fo:font-size="12pt" style:font-size-asian="12pt" style:font-size-complex="12pt"/>
    </style:style>
    <style:style style:name="T69" style:family="text">
      <style:text-properties fo:font-size="9pt"/>
    </style:style>
    <style:style style:name="T70" style:family="text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T71" style:family="text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T72" style:family="text">
      <style:text-properties fo:color="#999999" style:font-name="Consolas" fo:font-size="9pt" style:font-size-asian="9pt" style:font-size-complex="9pt"/>
    </style:style>
    <style:style style:name="T73" style:family="text">
      <style:text-properties fo:color="#999999" style:font-name="Consolas" fo:font-size="9pt" fo:font-weight="bold" style:font-size-asian="9pt" style:font-weight-asian="bold" style:font-size-complex="9pt" style:font-weight-complex="bold"/>
    </style:style>
    <style:style style:name="T74" style:family="text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T75" style:family="text">
      <style:text-properties fo:color="#999999" style:font-name="Consolas" fo:font-size="10pt" fo:font-weight="bold" style:font-size-asian="10pt" style:font-weight-asian="bold" style:font-size-complex="10pt" style:font-weight-complex="bold"/>
    </style:style>
    <style:style style:name="T76" style:family="text">
      <style:text-properties style:font-size-asian="9pt" style:font-size-complex="9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 SHPO-GIS-Database</text:p>
      <text:list xml:id="list31582104" text:style-name="L1">
        <text:list-item>
          <text:p text:style-name="P7">Settings [name:Settings]</text:p>
          <text:list>
            <text:list-item>
              <text:p text:style-name="P7">Defaults</text:p>
              <text:list>
                <text:list-item>
                  <text:p text:style-name="P7">Get-Today-Date is the system date from a database function or stored procedure</text:p>
                </text:list-item>
              </text:list>
            </text:list-item>
            <text:list-item>
              <text:p text:style-name="P7">Feature thoughts</text:p>
              <text:list>
                <text:list-item>
                  <text:p text:style-name="P7">Data to PDF format data from db using template and export to PDF.</text:p>
                </text:list-item>
              </text:list>
            </text:list-item>
            <text:list-item>
              <text:p text:style-name="P7">Functional and Non Functional Requirements</text:p>
              <text:list>
                <text:list-item>
                  <text:p text:style-name="P7">Functional and non-functional requirements have two functions. 1) they name and describe the requirement and 2) they reference the requirement.</text:p>
                </text:list-item>
                <text:list-item>
                  <text:p text:style-name="P7">The name and description are universal they apply to that named requirement everywhere.</text:p>
                </text:list-item>
                <text:list-item>
                  <text:p text:style-name="P7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7">Interfaces</text:p>
              <text:list>
                <text:list-item>
                  <text:p text:style-name="P7">user</text:p>
                </text:list-item>
                <text:list-item>
                  <text:p text:style-name="P7">software</text:p>
                </text:list-item>
                <text:list-item>
                  <text:p text:style-name="P7">hardware</text:p>
                </text:list-item>
              </text:list>
            </text:list-item>
            <text:list-item>
              <text:p text:style-name="P7">Rights [required: required or xsl scripts will not run]</text:p>
              <text:list>
                <text:list-item>
                  <text:p text:style-name="P7">create</text:p>
                </text:list-item>
                <text:list-item>
                  <text:p text:style-name="P7">read [definition: read from internal storage and display as text]</text:p>
                </text:list-item>
                <text:list-item>
                  <text:p text:style-name="P7">update</text:p>
                </text:list-item>
                <text:list-item>
                  <text:p text:style-name="P7">delete</text:p>
                </text:list-item>
                <text:list-item>
                  <text:p text:style-name="P7">deactivate</text:p>
                </text:list-item>
              </text:list>
            </text:list-item>
            <text:list-item>
              <text:p text:style-name="P7">Elements</text:p>
              <text:list>
                <text:list-item>
                  <text:p text:style-name="P7">Functional-Requirement</text:p>
                  <text:list>
                    <text:list-item>
                      <text:p text:style-name="P7">[name:]</text:p>
                    </text:list-item>
                    <text:list-item>
                      <text:p text:style-name="P7">[status:]</text:p>
                    </text:list-item>
                    <text:list-item>
                      <text:p text:style-name="P7">[descripton:]</text:p>
                    </text:list-item>
                    <text:list-item>
                      <text:p text:style-name="P7">[dialog:]</text:p>
                    </text:list-item>
                    <text:list-item>
                      <text:p text:style-name="P7">[see:]</text:p>
                    </text:list-item>
                    <text:list-item>
                      <text:p text:style-name="P12">[show-screen-access:true]</text:p>
                    </text:list-item>
                    <text:list-item>
                      <text:p text:style-name="P12">[show-parent-access:true]</text:p>
                    </text:list-item>
                    <text:list-item>
                      <text:p text:style-name="P12">[table:]</text:p>
                    </text:list-item>
                  </text:list>
                </text:list-item>
                <text:list-item>
                  <text:p text:style-name="P7">Non-Functional-Requirement</text:p>
                  <text:list>
                    <text:list-item>
                      <text:p text:style-name="P7">[name:]</text:p>
                    </text:list-item>
                    <text:list-item>
                      <text:p text:style-name="P7">[status:]</text:p>
                    </text:list-item>
                    <text:list-item>
                      <text:p text:style-name="P7">[descripton:]</text:p>
                    </text:list-item>
                    <text:list-item>
                      <text:p text:style-name="P7">[dialog:]</text:p>
                    </text:list-item>
                    <text:list-item>
                      <text:p text:style-name="P7">[see:]</text:p>
                    </text:list-item>
                    <text:list-item>
                      <text:p text:style-name="P12">[show-screen-access:true]</text:p>
                    </text:list-item>
                    <text:list-item>
                      <text:p text:style-name="P12">[show-parent-access:true]</text:p>
                    </text:list-item>
                    <text:list-item>
                      <text:p text:style-name="P7">[table:]</text:p>
                    </text:list-item>
                    <text:list-item>
                      <text:p text:style-name="P12"/>
                    </text:list-item>
                    <text:list-item>
                      <text:p text:style-name="P7"><text:s/></text:p>
                    </text:list-item>
                  </text:list>
                </text:list-item>
              </text:list>
            </text:list-item>
            <text:list-item>
              <text:p text:style-name="P7">ShowOn-Types</text:p>
              <text:list>
                <text:list-item>
                  <text:p text:style-name="P7">create</text:p>
                </text:list-item>
                <text:list-item>
                  <text:p text:style-name="P7">read</text:p>
                </text:list-item>
                <text:list-item>
                  <text:p text:style-name="P7">update</text:p>
                </text:list-item>
                <text:list-item>
                  <text:p text:style-name="P7">delete</text:p>
                </text:list-item>
              </text:list>
            </text:list-item>
            <text:list-item>
              <text:p text:style-name="P7">Tier-Types</text:p>
              <text:list>
                <text:list-item>
                  <text:p text:style-name="P7">Tier 1 [text: Tier 1 handles the access point or points]</text:p>
                </text:list-item>
                <text:list-item>
                  <text:p text:style-name="P7">Tier 2 [text: Tier 2 handles the initial setup of account privileges. ]</text:p>
                </text:list-item>
                <text:list-item>
                  <text:p text:style-name="P7">Tier 3 [text: Tier 3 handles the provisioning of account privileges to great enough to create new applications (i.e., NRHP, ER) ]</text:p>
                </text:list-item>
                <text:list-item>
                  <text:p text:style-name="P7">Tier 4 [text: Tier 4 handles efforts of completing a NRHP or ER.]</text:p>
                </text:list-item>
              </text:list>
            </text:list-item>
            <text:list-item>
              <text:p text:style-name="P7">Styles</text:p>
              <text:list>
                <text:list-item>
                  <text:p text:style-name="P7">Undefined-Style <text:s text:c="4"/>[style:font-family: courier new; color:#990000; font-size:12px]</text:p>
                </text:list-item>
                <text:list-item>
                  <text:p text:style-name="P7">Screen-Title <text:s text:c="7"/>[style:font-family: calibri <text:s text:c="3"/>; color:#000000; font-size:30px]</text:p>
                </text:list-item>
                <text:list-item>
                  <text:p text:style-name="P7">Screen-Sub-Title <text:s text:c="3"/>[style:font-family: calibri <text:s text:c="3"/>; color:#000000; font-size:14px; font-weight:bold ]</text:p>
                </text:list-item>
                <text:list-item>
                  <text:p text:style-name="P7">Screen-Description <text:s/>[style:font-family: calibri <text:s text:c="3"/>; color:#000000; font-size:12px]</text:p>
                </text:list-item>
                <text:list-item>
                  <text:p text:style-name="P7">Screen-Intructional [style:font-family: calibri <text:s text:c="3"/>; color:#000000; font-size:12px]</text:p>
                </text:list-item>
              </text:list>
            </text:list-item>
            <text:list-item>
              <text:p text:style-name="P7">Good-Words</text:p>
              <text:list>
                <text:list-item>
                  <text:p text:style-name="P7">collect</text:p>
                </text:list-item>
                <text:list-item>
                  <text:p text:style-name="P7">create</text:p>
                </text:list-item>
                <text:list-item>
                  <text:p text:style-name="P7">deactivate</text:p>
                </text:list-item>
                <text:list-item>
                  <text:p text:style-name="P7">delete</text:p>
                </text:list-item>
                <text:list-item>
                  <text:p text:style-name="P7">escalate</text:p>
                </text:list-item>
                <text:list-item>
                  <text:p text:style-name="P7">update</text:p>
                </text:list-item>
                <text:list-item>
                  <text:p text:style-name="P7">give</text:p>
                </text:list-item>
                <text:list-item>
                  <text:p text:style-name="P7">grant</text:p>
                </text:list-item>
                <text:list-item>
                  <text:p text:style-name="P7">identify</text:p>
                </text:list-item>
                <text:list-item>
                  <text:p text:style-name="P7">limit</text:p>
                </text:list-item>
                <text:list-item>
                  <text:p text:style-name="P7">log</text:p>
                </text:list-item>
                <text:list-item>
                  <text:p text:style-name="P7">order</text:p>
                </text:list-item>
                <text:list-item>
                  <text:p text:style-name="P7">provide</text:p>
                </text:list-item>
                <text:list-item>
                  <text:p text:style-name="P7">restrict</text:p>
                </text:list-item>
                <text:list-item>
                  <text:p text:style-name="P7">show</text:p>
                </text:list-item>
                <text:list-item>
                  <text:p text:style-name="P7">storage</text:p>
                </text:list-item>
                <text:list-item>
                  <text:p text:style-name="P7">validate</text:p>
                </text:list-item>
              </text:list>
            </text:list-item>
            <text:list-item>
              <text:p text:style-name="P7">Data</text:p>
              <text:list>
                <text:list-item>
                  <text:p text:style-name="P13">table [name:<text:bookmark-start text:name="Property-Names-Data"/>Property_Names<text:bookmark-end text:name="Property-Names-Data"/>]</text:p>
                  <text:list>
                    <text:list-item>
                      <text:p text:style-name="P14"><text:span text:style-name="T50">record [role:(public)(registrant)(NRHP)] [prty_name: ] [prty_current: ] [prty_insertdate: ]</text:span> </text:p>
                    </text:list-item>
                    <text:list-item>
                      <text:p text:style-name="P14"><text:span text:style-name="T50">record [role:(public)(registrant)(NRHP)(editor)] [prty_name: ] [prty_current: ] [prty_insertdate: ]</text:span> </text:p>
                    </text:list-item>
                  </text:list>
                </text:list-item>
                <text:list-item>
                  <text:p text:style-name="P14">table [name:<text:span text:style-name="T12">Property_Purpose</text:span>]</text:p>
                  <text:list>
                    <text:list-item>
                      <text:p text:style-name="P14">record [role:(public)(registrant)(NRHP)] [pp_project_name: ] [pp_purpose: ] [pp_insertdate: ] </text:p>
                    </text:list-item>
                    <text:list-item>
                      <text:p text:style-name="P14">record [role:(public)(registrant)(NRHP)(editor)] [pp_project_name: ] [pp_purpose: ] [pp_insertdate: ] </text:p>
                    </text:list-item>
                  </text:list>
                </text:list-item>
                <text:list-item>
                  <text:p text:style-name="P14">table [name:<text:span text:style-name="T12">Addresses</text:span>]</text:p>
                  <text:list>
                    <text:list-item>
                      <text:p text:style-name="P14">record [role:(public)(registrant)(NRHP)] [addr_street: ] [addr_postalcode:] [addr_municipality: ] [addr_county: ] [addr_state: ] [addr_insertdate: ]</text:p>
                    </text:list-item>
                    <text:list-item>
                      <text:p text:style-name="P14">record [role:(public)(registrant)(NRHP)(editor)] [addr_street: ] [addr_postalcode:] [addr_municipality: ] [addr_county: ] [addr_state: ] [addr_insertdate: ]</text:p>
                    </text:list-item>
                  </text:list>
                </text:list-item>
                <text:list-item>
                  <text:p text:style-name="P15">table [name:<text:span text:style-name="T18">Historical_Significance_Property</text:span>]</text:p>
                  <text:list>
                    <text:list-item>
                      <text:p text:style-name="P15">record [role:(public)(registrant)(NRHP)] [hsp_significance: ] [hsp_insertdate: ] </text:p>
                    </text:list-item>
                    <text:list-item>
                      <text:p text:style-name="P13">record [role:(public)(registrant)(NRHP)(editor)] [hsp_significance: ] [hsp_insertdate: ] </text:p>
                    </text:list-item>
                  </text:list>
                </text:list-item>
                <text:list-item>
                  <text:p text:style-name="P13"><text:span text:style-name="T2">table [name:</text:span><text:span text:style-name="T18">Historical_Significant_Events</text:span>]</text:p>
                  <text:list>
                    <text:list-item>
                      <text:p text:style-name="P15">record [role:(public)(registrant)(NRHP)] [hse_eventdate: ] [hse_event: ] [hse_insertdate: ] </text:p>
                    </text:list-item>
                    <text:list-item>
                      <text:p text:style-name="P18">record [role:(public)(registrant)(NRHP)(editor)] [hse_eventdate: ] [hse_event: ] [hse_insertdate: ] </text:p>
                    </text:list-item>
                  </text:list>
                </text:list-item>
                <text:list-item>
                  <text:p text:style-name="P13"><text:span text:style-name="T2">table [name:</text:span><text:span text:style-name="T18">Historical_Significant_Persons</text:span>]</text:p>
                  <text:list>
                    <text:list-item>
                      <text:p text:style-name="P15">record [role:(public)(registrant)(NRHP)] [hsp_name: ] [hsp_significance: ] [hsp_insertdate: ] </text:p>
                    </text:list-item>
                    <text:list-item>
                      <text:p text:style-name="P18">record [role:(public)(registrant)(NRHP)(editor)] [hsp_name: ] [hsp_significance: ] [hsp_insertdate: ] </text:p>
                    </text:list-item>
                  </text:list>
                </text:list-item>
                <text:list-item>
                  <text:p text:style-name="P13"><text:span text:style-name="T2">table [name:</text:span>Significant_Archaeology_Sites]</text:p>
                  <text:list>
                    <text:list-item>
                      <text:p text:style-name="P14"><text:span text:style-name="T69">record [role:(public)(registrant)(NRHP)] [sas_sitename: ] [sas_significance: ] [sas_insertdate: ]</text:span> </text:p>
                    </text:list-item>
                    <text:list-item>
                      <text:p text:style-name="P14"><text:span text:style-name="T50">record [role:(public)(registrant)(NRHP)(editor)] [sas_sitename: ] [sas_significance: ] [sas_insertdate: ]</text:span> </text:p>
                    </text:list-item>
                  </text:list>
                </text:list-item>
                <text:list-item>
                  <text:p text:style-name="P14">table [name:<text:span text:style-name="T12">Significant_ADE</text:span>]</text:p>
                  <text:list>
                    <text:list-item>
                      <text:p text:style-name="P14">record [role:(public)(registrant)(NRHP)] [sade_name: ] [sade_significance: ] [sade_insertdate: ] </text:p>
                    </text:list-item>
                    <text:list-item>
                      <text:p text:style-name="P14">record [role:(public)(registrant)(NRHP)(editor)] [sade_name: ] [sade_significance: ] [sade_insertdate: ]</text:p>
                    </text:list-item>
                  </text:list>
                </text:list-item>
                <text:list-item>
                  <text:p text:style-name="P14">table [name:<text:span text:style-name="T12">Document_Images</text:span>]</text:p>
                  <text:list>
                    <text:list-item>
                      <text:p text:style-name="P14">record [role:(public)(registrant)(NRHP)] [doci_title: ] [doci_image: ] [doci_type: ] [doci_insertdate: ] </text:p>
                    </text:list-item>
                    <text:list-item>
                      <text:p text:style-name="P14">record [role:(public)(registrant)(NRHP)(editor)] [doci_title: ] [doci_image: ] [doci_type: ] [doci_insertdate: ] </text:p>
                    </text:list-item>
                  </text:list>
                </text:list-item>
                <text:list-item>
                  <text:p text:style-name="P14">table [name:<text:span text:style-name="T12">Physical_Integrity</text:span>]</text:p>
                  <text:list>
                    <text:list-item>
                      <text:p text:style-name="P14">record [role:(public)(registrant)(NRHP)] [pi_changedate: ] [pi_description: ] [pi_insertdate: ] </text:p>
                    </text:list-item>
                    <text:list-item>
                      <text:p text:style-name="P14">record [role:(public)(registrant)(NRHP)(editor)] [pi_changedate: ] [pi_description: ] [pi_insertdate: ] </text:p>
                    </text:list-item>
                  </text:list>
                </text:list-item>
                <text:list-item>
                  <text:p text:style-name="P14">table [name:<text:span text:style-name="T12">Setting_Integrity</text:span>]</text:p>
                  <text:list>
                    <text:list-item>
                      <text:p text:style-name="P14">record [role:(public)(registrant)(NRHP)] [si_description: ] [si_insertdate: ] </text:p>
                    </text:list-item>
                    <text:list-item>
                      <text:p text:style-name="P14">record [role:(public)(registrant)(NRHP)(editor)] [si_description: ] [si_insertdate: ] </text:p>
                    </text:list-item>
                  </text:list>
                </text:list-item>
                <text:list-item>
                  <text:p text:style-name="P14">table [name:<text:span text:style-name="T12">Location_Integrity</text:span>]</text:p>
                  <text:list>
                    <text:list-item>
                      <text:p text:style-name="P14">record [role:(public)(registrant)(NRHP)] [li_movedate: ] [li_description: ] [li_insertdate: ] </text:p>
                    </text:list-item>
                    <text:list-item>
                      <text:p text:style-name="P14">record [role:(public)(registrant)(NRHP)(editor)] [li_movedate: ] [li_description: ] [li_insertdate: ] </text:p>
                    </text:list-item>
                  </text:list>
                </text:list-item>
                <text:list-item>
                  <text:p text:style-name="P14">table [name:<text:span text:style-name="T12">Photographs</text:span>]</text:p>
                  <text:list>
                    <text:list-item>
                      <text:p text:style-name="P14">record [role:(public)(registrant)(NRHP)] [photo_title: ] [photo_type: ] [photo_image: ] [photo_insertdate: ] </text:p>
                    </text:list-item>
                    <text:list-item>
                      <text:p text:style-name="P14">record [role:(public)(registrant)(NRHP)(editor)] [photo_title: ] [photo_type: ] [photo_image: ] [photo_insertdate: ] 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4">Map_Images</text:span><text:span text:style-name="T57">]</text:span></text:p>
                  <text:list>
                    <text:list-item>
                      <text:p text:style-name="P9"><text:span text:style-name="T57">record [role:(</text:span><text:span text:style-name="T53">public</text:span><text:span text:style-name="T57">)(</text:span><text:span text:style-name="T23">registrant</text:span><text:span text:style-name="T57">)(NRHP)] [map_name:][map_image:][map_insertdate:]</text:span></text:p>
                    </text:list-item>
                    <text:list-item>
                      <text:p text:style-name="P9"><text:span text:style-name="T57">record [role:(</text:span><text:span text:style-name="T53">public</text:span><text:span text:style-name="T57">)(</text:span><text:span text:style-name="T23">registrant</text:span><text:span text:style-name="T57">)(NRHP)(editor)] [map_name:][map_image:][map_insertdate: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4">System_Pokes</text:span><text:span text:style-name="T57">]</text:span></text:p>
                  <text:list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ER) ] [syspoke_screen: Poke ER Managers ][syspoke_name:manager] [syspoke_insertdate:2011/10/23] [syspoke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NRHP)] [syspoke_screen: Poke NRHP Managers][syspoke_name:manager] [syspoke_insertdate:2011/10/23] [syspoke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4">Pokes</text:span><text:span text:style-name="T57">]</text:span></text:p>
                  <text:list>
                    <text:list-item>
                      <text:p text:style-name="P9"><text:span text:style-name="T57">record [role:(</text:span><text:span text:style-name="T53">gov</text:span><text:span text:style-name="T57">)(</text:span><text:span text:style-name="T23">registrant</text:span><text:span text:style-name="T57">)(NRHP)] [poke_message: ][poke_type:] [tsk_insertdate:2011/10/23] [poke_owner:][poke_recipient: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ER) ] [poke_message: ][poke_type:] [tsk_insertdate:2011/10/23] [poke_owner:][poke_recipient: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4">System_Tasks</text:span><text:span text:style-name="T57">]</text:span></text:p>
                  <text:list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account</text:span><text:span text:style-name="T61">)] [systsk_screen: Registration][systsk_name:Complete Registration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registrant</text:span><text:span text:style-name="T61">)] [systsk_screen: Request National Register Privileges][systsk_name: Request National Register Privileges 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registrant</text:span><text:span text:style-name="T61">)] [systsk_screen: Request Section 106 Review Privileges ][systsk_name: Section 106 Review Privileges 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</text:list>
                </text:list-item>
                <text:list-item>
                  <text:p text:style-name="P7">table [name:<text:span text:style-name="T16">Activity-Log</text:span>]</text:p>
                  <text:list>
                    <text:list-item>
                      <text:p text:style-name="P19">record [role:(public)(account)] [act_activity: Created] [act_msg: Experience and Expertise] [act_project:][act_owner: smithj@yahoo.com] [act_insertdate: 2011/10/23]</text:p>
                    </text:list-item>
                    <text:list-item>
                      <text:p text:style-name="P19">record [role:(public)(account)] [act_activity: Created] [act_msg: Mailing Address] <text:s text:c="8"/>[act_project:][act_owner: smithj@yahoo.com] [act_insertdate: 2011/10/23]</text:p>
                    </text:list-item>
                    <text:list-item>
                      <text:p text:style-name="P19">record [role:(public)(account)] [act_activity: Created] [act_msg: Phone] <text:s text:c="19"/>[act_project:][act_owner: smithj@yahoo.com] [act_insertdate: 2011/10/23]</text:p>
                    </text:list-item>
                    <text:list-item>
                      <text:p text:style-name="P19">record [role:(public)(account)] [act_activity: Created] [act_msg: Account] <text:s text:c="17"/>[act_project:][act_owner: smithj@yahoo.com] [act_insertdate: 2011/10/23]</text:p>
                    </text:list-item>
                    <text:list-item>
                      <text:p text:style-name="P6"><text:span text:style-name="T7">record [role:(public)(account)] [act_activity:Auto-Granted] [act_msg:Account Privileges]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13"><text:span text:style-name="T9">record [role:(public)(</text:span><text:span text:style-name="T37">account</text:span><text:span text:style-name="T9">)] [act_activity:Created][act_msg:Account]</text:span><text:span text:style-name="T8">[act_project:]</text:span><text:span text:style-name="T9">[act_owner:smythj</text:span><text:a xlink:type="simple" xlink:href="mailto:smithj@yahoo.com"><text:span text:style-name="T76">@yahoo.com]</text:span></text:a><text:span text:style-name="T9">[act_insertdate:2011/10/23 ]</text:span></text:p>
                    </text:list-item>
                    <text:list-item>
                      <text:p text:style-name="P6"><text:span text:style-name="T6">record [role:(public)(registrant)][act_activity:Auto-Granted][act_msg: Registrant Privileges] <text:s text:c="2"/>[act_project:][act_owner:system</text:span><text:a xlink:type="simple" xlink:href="mailto:manager@michigan.gov"><text:span text:style-name="T63">@michigan.gov]</text:span></text:a><text:span text:style-name="T6">[act_insertdate:2011/10/24]</text:span></text:p>
                    </text:list-item>
                    <text:list-item>
                      <text:p text:style-name="P6"><text:span text:style-name="T6">record [role:(public)(registrant)][act_activity:Created] <text:s text:c="4"/>[act_msg: Experinece and Expertise]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Created] <text:s text:c="4"/>[act_msg: Mailing Address] <text:s text:c="8"/>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Created] <text:s text:c="4"/>[act_msg: Phone] <text:s text:c="18"/>[act:project:][act_owner:smythj</text:span><text:a xlink:type="simple" xlink:href="mailto:smithj@yahoo.com"><text:span text:style-name="T63">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Auto-Granted][act_msg:Account Privileges] <text:s text:c="6"/>[act_project:]</text:span><text:a xlink:type="simple" xlink:href="mailto:system@michigan.gov">[act_owner:system@michigan.gov]</text:a><text:span text:style-name="T6">[act_insertdate:2011/10/23]</text:span></text:p>
                    </text:list-item>
                    <text:list-item>
                      <text:p text:style-name="P6"><text:span text:style-name="T6">record [role:(public)(registrant)][act_activity:Created] <text:s text:c="4"/>[act_msg:Account] <text:s text:c="17"/>[act_project:][act_owner:smythj</text:span><text:a xlink:type="simple" xlink:href="mailto:smithj@yahoo.com">@yahoo.com]</text:a><text:span text:style-name="T6">[act_insertdate:2011/10/23]</text:span></text:p>
                    </text:list-item>
                    <text:list-item>
                      <text:p text:style-name="P23"/>
                    </text:list-item>
                    <text:list-item>
                      <text:p text:style-name="P8"><text:span text:style-name="T10">record [role:(public)(registrant)(NRHP) ][act_activity:Auto-Granted][act_msg:NRHP Editor Privileges] <text:s text:c="7"/></text:span><text:span text:style-name="T35">[act_project:The House on the Corner]</text:span><text:span text:style-name="T10"> <text:s text:c="8"/>[act_owner:system@michigan.gov], [act_insertdate:2011/10/24]</text:span></text:p>
                    </text:list-item>
                    <text:list-item>
                      <text:p text:style-name="P6"><text:span text:style-name="T6">record [role:(public)(registrant)(NRHP) ][act_activity:Initiated] <text:s text:c="2"/>[act_msg:NRHP Preliminary Questionnaire][act_project:</text:span><text:span text:style-name="T27">The House on the Corner</text:span><text:span text:style-name="T6">] <text:s text:c="8"/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6"><text:span text:style-name="T6">record [role:(public)(registrant)(NRHP) ][act_activity:Auto-Granted][act_msg:National Register Privileges] 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 ][act_activity:Requested] <text:s text:c="2"/>[act_msg:National Register Privileges] [act_project:]</text:span><text:a xlink:type="simple" xlink:href="mailto:smithj@yahoo.com">[act_owner:smythj@yahoo.com</text:a><text:span text:style-name="T6">]</text:span><text:span text:style-name="T74"> <text:s text:c="3"/></text:span><text:span text:style-name="T6">[act_insertdate:</text:span><text:span text:style-name="T74">2011/10/23 </text:span><text:span text:style-name="T6">]</text:span></text:p>
                    </text:list-item>
                    <text:list-item>
                      <text:p text:style-name="P6"><text:span text:style-name="T6">record [role:(public)(registrant)(NRHP) ][act_activity:Auto-Granted][act_msg:Registrant Privileges] <text:s text:c="7"/>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 ][act_activity:Created] <text:s text:c="4"/>[act_msg:Experinece and Expertise] <text:s text:c="4"/>[act_project:]</text:span><text:a xlink:type="simple" xlink:href="mailto:smithj@yahoo.com"><text:span text:style-name="T63">[act_owner:smythj@yahoo.com]</text:span></text:a><text:span text:style-name="T6"> <text:s text:c="3"/>[act_insertdate:2011/10/23 ]</text:span></text:p>
                    </text:list-item>
                    <text:list-item>
                      <text:p text:style-name="P6"><text:span text:style-name="T6">record [role:(public)(registrant)(NRHP) ][act_activity:Created] <text:s text:c="4"/>[act_msg:Mailing Address] <text:s text:c="13"/>[act_project:]</text:span><text:a xlink:type="simple" xlink:href="mailto:smithj@yahoo.com"><text:span text:style-name="T63">[act_owner:smythj@yahoo.com]</text:span></text:a><text:span text:style-name="T6"> <text:s text:c="3"/>[act_insertdate:2011/10/23 ]</text:span></text:p>
                    </text:list-item>
                    <text:list-item>
                      <text:p text:style-name="P6"><text:span text:style-name="T6">record [role:(public)(registrant)(NRHP) ][act_activity:Created] <text:s text:c="4"/>[act_msg:Phone] <text:s text:c="23"/>[act_project:][act_owner:</text:span><text:a xlink:type="simple" xlink:href="mailto:smythj@yahoo.com">smythj</text:a><text:a xlink:type="simple" xlink:href="mailto:smythj@yahoo.com"><text:span text:style-name="T63">@yahoo.com</text:span></text:a><text:a xlink:type="simple" xlink:href="mailto:smithj@yahoo.com"><text:span text:style-name="T63">]</text:span></text:a><text:span text:style-name="T63"> <text:s text:c="3"/></text:span><text:span text:style-name="T6">[act_insertdate:2011/10/23 ]</text:span></text:p>
                    </text:list-item>
                    <text:list-item>
                      <text:p text:style-name="P6"><text:span text:style-name="T6">record [role:(public)(registrant)(NRHP) ][act_activity:Auto-Granted][act_msg:Account Privileges] <text:s text:c="10"/>[act_project:]</text:span><text:a xlink:type="simple" xlink:href="mailto:system@michigan.gov">[act_owner:</text:a><text:a xlink:type="simple" xlink:href="mailto:system@michigan.gov">system@michigan.gov</text:a><text:a xlink:type="simple" xlink:href="mailto:system@michigan.gov">]</text:a><text:span text:style-name="T6"> [act_insertdate:2011/10/23]</text:span></text:p>
                    </text:list-item>
                    <text:list-item>
                      <text:p text:style-name="P24"><text:span text:style-name="T6">record [role:(public)(registrant)(NRHP) ][act_activity:Created] <text:s text:c="4"/>[act_msg:Account] <text:s text:c="21"/>[act_project:][act_owner:</text:span><text:a xlink:type="simple" xlink:href="mailto:smythj@yahoo.com">smythj</text:a><text:a xlink:type="simple" xlink:href="mailto:smythj@yahoo.com"><text:span text:style-name="T61">@yahoo.com</text:span></text:a><text:a xlink:type="simple" xlink:href="mailto:smithj@yahoo.com"><text:span text:style-name="T61">]</text:span></text:a><text:span text:style-name="T61"> <text:s text:c="3"/></text:span><text:span text:style-name="T6">[act_insertdate:2011/10/23 ]</text:span></text:p>
                    </text:list-item>
                    <text:list-item>
                      <text:p text:style-name="P8"><text:span text:style-name="T10">record [role:(public)(registrant)(NRHP)(editor)][act_activity:Submitted] <text:s text:c="2"/>[act_msg: Preliminary Questionnaire] </text:span><text:span text:style-name="T35">[act_project:The House on the Corner]</text:span><text:span text:style-name="T10">[act_owner:smythj@yahoo.com]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Map Image] <text:s text:c="16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Photograph] <text:s text:c="15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Photograph] <text:s text:c="15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</text:span><text:span text:style-name="T63">Setting Integrity]</text:span><text:span text:style-name="T6"> <text:s text:c="9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Physical Integrity] <text:s text:c="8"/>[act_project:The House on the Corner]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</text:span><text:span text:style-name="T63">Historically Significant Documents</text:span><text:span text:style-name="T6">]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Historically Significant Persons] <text:s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Historically Significant Events] <text:s text:c="2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Updated] <text:s text:c="4"/>[act_msg:Location] <text:s text:c="25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Address] <text:s text:c="2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Property Purpose] <text:s text:c="17"/></text:span><text:span text:style-name="T31"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10"><text:span text:style-name="T10">record [role:(public)(registrant)(NRHP)(editor)][act_activity:Auto-Granted][act_msg:NRHP Editor-Proxy Privileges] <text:s text:c="6"/></text:span><text:span text:style-name="T35">[act_project:The House on the Corner]</text:span><text:span text:style-name="T10">[act_owner:system@michigan.gov] [act_insertdate:2011/10/24]</text:span></text:p>
                    </text:list-item>
                    <text:list-item>
                      <text:p text:style-name="P6"><text:span text:style-name="T7">record [role:(public)(registrant)(NRHP)(editor)][act_activity:Confirmed] <text:s text:c="2"/>[act_msg:Invitation] <text:s text:c="23"/>[act_project:The House on the Corner]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Invited] <text:s text:c="4"/>[act_msg:</text:span><text:a xlink:type="simple" xlink:href="mailto:jonesc@google.com"><text:span text:style-name="T65">jonesc@google.com]</text:span></text:a><text:span text:style-name="T7"> <text:s text:c="16"/>[act_project:The House on the Corner][act_owner:smythj@yahoo.com] [act_insertdate:2011/10/24]</text:span></text:p>
                    </text:list-item>
                    <text:list-item>
                      <text:p text:style-name="P16">record [role:(public)(registrant)(NRHP)(editor)][act_activity:Created] <text:s text:c="4"/>[act_msg:Property Name] <text:s text:c="15"/>[act_project:The House on the Corner][act_owner:smythj@yahoo.com] [act_insertdate:2011/10/24]</text:p>
                    </text:list-item>
                    <text:list-item>
                      <text:p text:style-name="P10"><text:span text:style-name="T10">record [role:(public)(registrant)(NRHP)(editor)][act_activity:Auto-Granted][act_msg:NRHP Editor Privileges] <text:s text:c="7"/></text:span><text:span text:style-name="T35">[act_project:The House on the Corner]</text:span><text:span text:style-name="T10"> [act_owner:system@michigan.gov] <text:s/>[act_insertdate:2011/10/24]</text:span></text:p>
                    </text:list-item>
                    <text:list-item>
                      <text:p text:style-name="P16">record [role:(public)(registrant)(NRHP)(editor)][act_activity:Initiated] <text:s text:c="2"/>[act_msg:NRHP Preliminary Questionnaire][act_project:][act_owner:smythj@yahoo.com] [act_insertdate:2011/10/24]</text:p>
                    </text:list-item>
                    <text:list-item>
                      <text:p text:style-name="P6"><text:span text:style-name="T7">record [role:(public)(registrant)(NRHP)(editor)][act_activity:Auto-Granted][act_msg:National Register Privileges] [act_project:][act_owner:system</text:span><text:a xlink:type="simple" xlink:href="mailto:manager@michigan.gov"><text:span text:style-name="T65">@michigan.gov]</text:span></text:a><text:span text:style-name="T7"> <text:s/>[act_insertdate:2011/10/24]</text:span></text:p>
                    </text:list-item>
                    <text:list-item>
                      <text:p text:style-name="P6"><text:span text:style-name="T7">record [role:(public)(registrant)(NRHP)(editor)][act_activity:Requested] <text:s text:c="2"/>[act_msg:National Register Privileges] [act_project:]</text:span><text:a xlink:type="simple" xlink:href="mailto:smithj@yahoo.com">[act_owner:smythj@yahoo.com]</text:a><text:span text:style-name="T71"> </text:span><text:span text:style-name="T7">[act_insertdate:</text:span><text:span text:style-name="T71">2011/10/23</text:span><text:span text:style-name="T7">]</text:span><text:span text:style-name="T71"> </text:span></text:p>
                    </text:list-item>
                    <text:list-item>
                      <text:p text:style-name="P6"><text:span text:style-name="T7">record [role:(public)(registrant)(NRHP)(editor)][act_activity:Auto-Granted][act_msg:Registrant Privileges] <text:s text:c="7"/>[act_project:][act_owner:system</text:span><text:a xlink:type="simple" xlink:href="mailto:manager@michigan.gov"><text:span text:style-name="T65">@michigan.gov]</text:span></text:a><text:span text:style-name="T7"> <text:s/>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Experinece and Expertise] <text:s text:c="4"/>[act_project:]</text:span><text:a xlink:type="simple" xlink:href="mailto:smithj@yahoo.com"><text:span text:style-name="T65">[act_owner:smythj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Mailing Address] <text:s text:c="13"/>[act_project:]</text:span><text:a xlink:type="simple" xlink:href="mailto:smithj@yahoo.com"><text:span text:style-name="T65">[act_owner:smythj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Phone] <text:s text:c="23"/>[act_project:][act_owner:smythj</text:span><text:a xlink:type="simple" xlink:href="mailto:smithj@yahoo.com"><text:span text:style-name="T65">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Auto-Granted][act_msg:Account Privileges] <text:s text:c="10"/>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19"><text:span text:style-name="T8">record [role:(public)(registrant)(NRHP)(editor)][act_activity:Created] <text:s text:c="4"/>[act_msg:Account] <text:s text:c="21"/>[act_project:][act_owner:smythj</text:span><text:a xlink:type="simple" xlink:href="mailto:smithj@yahoo.com"><text:span text:style-name="T66">@yahoo.com]</text:span></text:a><text:span text:style-name="T8"> [act_insertdate:2011/10/23 ]</text:span></text:p>
                    </text:list-item>
                    <text:list-item>
                      <text:p text:style-name="P16"/>
                    </text:list-item>
                    <text:list-item>
                      <text:p text:style-name="P10"><text:span text:style-name="T10">record [role:(public)(registrant)(NRHP)(editor-proxy)][act_activity:Submitted] <text:s/>[act_msg: Preliminary Questionnaire</text:span><text:span text:style-name="T35">][act_project:The House on the Corner]</text:span><text:span text:style-name="T10">[act_owner:smythj@yahoo.com]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 Map Image</text:span><text:span text:style-name="T31">] <text:s text:c="15"/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otograph</text:span><text:span text:style-name="T31">] <text:s text:c="15"/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otograph</text:span><text:span text:style-name="T31">] <text:s text:c="15"/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</text:span><text:span text:style-name="T65">Setting Integrity</text:span><text:span text:style-name="T31">] <text:s text:c="8"/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ysical Integrity] <text:s text:c="6"/>[act_project:The House on the Corner]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</text:span><text:span text:style-name="T65">Historically Significant Documents</text:span><text:span text:style-name="T31">]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Historically Significant Persons] <text:s text:c="2"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Historically Significant Events] <text:s text:c="3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Updated][act_msg:Location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 Address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Property Purpose</text:span><text:span text:style-name="T31">] <text:s text:c="8"/>[act_project:The House on the Corner]</text:span><text:span text:style-name="T7">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10"><text:span text:style-name="T10">record [role:(public)(registrant)(NRHP)(</text:span><text:span text:style-name="T35">editor-proxy</text:span><text:span text:style-name="T10">)][act_activity:Auto-Granted][act_msg:NRHP Editor-Proxy Privileges</text:span><text:span text:style-name="T35">][act_project:The House on the Corner]</text:span><text:span text:style-name="T10">[act_owner:system@michigan.gov]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onfirmed][act_msg:Invitation] <text:s text:c="14"/>[act_project:The House on the Corner] 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Invited] </text:span><text:a xlink:type="simple" xlink:href="mailto:jonesc@google.com"><text:span text:style-name="T65">[act_msg:jonesc@google.com]</text:span></text:a><text:span text:style-name="T7"> <text:s text:c="13"/>[act_project:The House on the Corner][act_owner:smythj@yahoo.com]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Auto-Granted][act_msg: National Register Privileges][act_project:][act_owner:system</text:span><text:a xlink:type="simple" xlink:href="mailto:manager@michigan.gov"><text:span text:style-name="T65">@michigan.gov]</text:span></text:a><text:span text:style-name="T7">,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Requested][act_msg: National Register Privileges][act_project:]</text:span><text:a xlink:type="simple" xlink:href="mailto:jonesc@google.com">[act_owner:jonesc@google.com]</text:a><text:span text:style-name="T71"> </text:span><text:span text:style-name="T7">[act_insertdate:</text:span><text:span text:style-name="T71">2011/10/23 </text:span><text:span text:style-name="T7">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Auto-Granted][act_msg: Registrant Privileges] <text:s text:c="4"/>[act_project:]</text:span><text:a xlink:type="simple" xlink:href="mailto:jonesc@google.com"><text:span text:style-name="T65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Experinece and Expertise] <text:s/>[act_project:]</text:span><text:a xlink:type="simple" xlink:href="mailto:jonesc@google.com"><text:span text:style-name="T65">[act_owner:jonesc@google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Mailing Address][act_project:]</text:span><text:a xlink:type="simple" xlink:href="mailto:jonesc@google.com"><text:span text:style-name="T65">[act_owner:jonesc@google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Phone]</text:span><text:a xlink:type="simple" xlink:href="mailto:jonesc@google.com"><text:span text:style-name="T65">[act_owner:jonesc@google.com]</text:span></text:a><text:span text:style-name="T7"> [act_insertdate:2011/10/23 ]</text:span></text:p>
                    </text:list-item>
                    <text:list-item>
                      <text:p text:style-name="P10"><text:span text:style-name="T10">record [role:(public)(registrant)(NRHP)(</text:span><text:span text:style-name="T35">editor-proxy</text:span><text:span text:style-name="T10">)][act_activity:Auto-Granted][act_msg: Account Privileges] <text:s text:c="7"/>[act_project:][act_owner:system@michigan.gov][act_insertdate:2011/10/23]</text:span></text:p>
                    </text:list-item>
                    <text:list-item>
                      <text:p text:style-name="P19"><text:span text:style-name="T8">record [role:(public)(registrant)(NRHP)(</text:span><text:span text:style-name="T34">editor-proxy</text:span><text:span text:style-name="T8">)][act_activity:Created][act_msg: Account]</text:span><text:a xlink:type="simple" xlink:href="mailto:jonesc@google.com">[act_owner:jonesc@google.com]</text:a><text:span text:style-name="T8"> [act_insertdate:2011/10/23] 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</text:span><text:span text:style-name="T11">Section 106 Review</text:span><text:span text:style-name="T6"> Editor Privileges</text:span><text:span text:style-name="T27">][act_project:The Blue Bus Terminal]</text:span><text:span text:style-name="T6"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Initiated] <text:s text:c="2"/>[act_msg:</text:span><text:span text:style-name="T11">Section 106 Review</text:span><text:span text:style-name="T6"> </text:span><text:span text:style-name="T27">] <text:s text:c="16"/>[act_project:The Blue Bus Terminal]</text:span><text:span text:style-name="T6">[act_owner:smythj@yahoo.com] <text:s text:c="3"/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</text:span><text:span text:style-name="T11">Section 106 Review</text:span><text:span text:style-name="T6"> Privileges] <text:s text:c="6"/>[act_project:] <text:s text:c="20"/>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Requested] <text:s text:c="2"/>[act_msg:</text:span><text:span text:style-name="T11">Section 106 Review</text:span><text:span text:style-name="T6"> Privileges] <text:s text:c="6"/>[act_project:]</text:span><text:span text:style-name="T74">[act_owner:smythj</text:span><text:a xlink:type="simple" xlink:href="mailto:smithj@yahoo.com"><text:span text:style-name="T6">@yahoo.com]</text:span></text:a><text:span text:style-name="T74"> </text:span><text:span text:style-name="T6">[act_insertdate:</text:span><text:span text:style-name="T74">2011/10/23 </text:span><text:span text:style-name="T6">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Registrant Privileges] <text:s text:c="16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Experinece and Expertise] <text:s text:c="13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Mailing Address] <text:s text:c="2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Phone] <text:s text:c="3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Account Privileges] <text:s text:c="19"/>[act_project:]</text:span><text:a xlink:type="simple" xlink:href="mailto:system@michigan.gov">[act_owner:system@michigan.gov]</text:a><text:span text:style-name="T6"> [act_insertdate:2011/10/23]</text:span></text:p>
                    </text:list-item>
                    <text:list-item>
                      <text:p text:style-name="P19"><text:span text:style-name="T3">record [role:(public)(registrant)(</text:span><text:span text:style-name="T36">ER</text:span><text:span text:style-name="T3">)][act_activity:Created]</text:span><text:span text:style-name="T5"> <text:s text:c="4"/>[act_msg:</text:span><text:span text:style-name="T3">Account] <text:s text:c="30"/>[act_project:][act_owner:smythj</text:span><text:a xlink:type="simple" xlink:href="mailto:smithj@yahoo.com">@yahoo.com]</text:a><text:span text:style-name="T3"> [act_insertdate:2011/10/23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Submitted] <text:s text:c="2"/>[act_msg:</text:span><text:span text:style-name="T11">Section 106 Review</text:span><text:span text:style-name="T6"> </text:span><text:span text:style-name="T27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... TBD][act_msg:</text:span><text:span text:style-name="T27">][act_project:]</text:span><text:span text:style-name="T6">[act_owner:] [act_insertdate: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Auto-Granted][act_msg:NRHP Editor-Proxy Privileges </text:span><text:span text:style-name="T27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Confirmed] <text:s text:c="2"/>[act_msg:Invitation </text:span><text:span text:style-name="T27">] <text:s text:c="9"/>[act_project:The Blue Bus Terminal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Invited] <text:s text:c="4"/>[act_msg:</text:span><text:a xlink:type="simple" xlink:href="mailto:jonesc@google.com"><text:span text:style-name="T63">[act_owner:jonesc@google.com]</text:span></text:a><text:span text:style-name="T6"> </text:span><text:span text:style-name="T27"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Created] <text:s text:c="4"/>[act_msg:Property Name 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Auto-Granted][act_msg:ER Editor Privileges </text:span><text:span text:style-name="T27">]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Initiated] <text:s text:c="2"/>[act_msg:Section 106 Review </text:span><text:span text:style-name="T27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Section 106 Review ]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Requested] <text:s text:c="2"/>[act_msg:Section 106 Review Privileges][act_project:]</text:span><text:a xlink:type="simple" xlink:href="mailto:smithj@yahoo.com">[act_owner:smythj@yahoo.com]</text:a><text:span text:style-name="T74"> [act_insertdate:2011/10/23 </text:span><text:span text:style-name="T6">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Registrant Privileges]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Experinece and Expertise]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Mailing Address] <text:s text:c="5"/>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Phone] <text:s text:c="15"/>[act_project:][act_owner:smythj</text:span><text:a xlink:type="simple" xlink:href="mailto:smithj@yahoo.com"><text:span text:style-name="T63">@yahoo.com]</text:span></text:a><text:span text:style-name="T6"> [act_insertdate:2011/10/23] 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Account Privileges] <text:s text:c="2"/>[act_project:][act_owner:system@michigan.gov][act_insertdate:2011/10/23]</text:span></text:p>
                    </text:list-item>
                    <text:list-item>
                      <text:p text:style-name="P19"><text:span text:style-name="T5"><text:s/>record [role:(public)(registrant)(ER)(</text:span><text:span text:style-name="T26">editor</text:span><text:span text:style-name="T5">)][act_activity:Created] <text:s text:c="4"/>[act_msg:Account] <text:s text:c="13"/>[act_project:][act_owner:smythj</text:span><text:a xlink:type="simple" xlink:href="mailto:smithj@yahoo.com">@yahoo.com]</text:a><text:span text:style-name="T5"> [act_insertdate:2011/10/23 ]</text:span></text:p>
                    </text:list-item>
                    <text:list-item>
                      <text:p text:style-name="P14"/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Submitted] <text:s text:c="2"/>[act_msg: </text:span><text:span text:style-name="T11">Section 106 Review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... TBD] <text:s text:c="4"/>[act_msg:]</text:span><text:span text:style-name="T27">[act_project:]</text:span><text:span text:style-name="T6">[act_owner:] [act_insertdate: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Auto-Granted][act_msg: NRHP Editor-Proxy Privileges</text:span><text:span text:style-name="T27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Confirmed] <text:s text:c="2"/>[act_msg: Invitation</text:span><text:span text:style-name="T27">] <text:s text:c="16"/>[act_project:The Blue Bus Terminal]</text:span><text:span text:style-name="T6"> [act_owner:johnson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Invited] <text:s text:c="4"/>[act_msg: </text:span><text:a xlink:type="simple" xlink:href="mailto:johnsonm@michigan.gov">johnsonm@michigan.gov</text:a><text:span text:style-name="T6">]</text:span><text:span text:style-name="T27">] <text:s text:c="4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Created] <text:s text:c="4"/>[act_msg: Property Name, </text:span><text:span text:style-name="T27">] <text:s text:c="11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Auto-Granted][act_msg: ER Editor Privileges</text:span><text:span text:style-name="T27">] <text:s text:c="6"/>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Initiated] <text:s text:c="2"/>[act_msg: Section 106 Review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Section 106 Review Privileges][act_project:]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Requested] <text:s text:c="2"/>[act_msg: Section 106 Review Privileges][act_project:][act_owner:johnsonm@michigan.gov]</text:span><text:span text:style-name="T74">[act_insertdate:2011/10/23 </text:span><text:span text:style-name="T6">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Registrant Privileges] <text:s text:c="5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Experinece and Expertise] <text:s text:c="2"/>[act_project:][act_owner:johnsonm@michigan.gov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Mailing Address] <text:s text:c="11"/>[act_project:][act_owner:johnsonm@michigan.gov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Phone] <text:s text:c="21"/>[act_project:][act_owner:johnsonm@michigan.gov][act_project: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Account Privileges] <text:s text:c="8"/>[act_project:]</text:span><text:a xlink:type="simple" xlink:href="mailto:system@michigan.gov">[act_owner:system@michigan.gov]</text:a><text:span text:style-name="T6">] [act_insertdate:[act_insertdate:2011/10/23 ]</text:span></text:p>
                    </text:list-item>
                    <text:list-item>
                      <text:p text:style-name="P19"><text:span text:style-name="T3"><text:s/>record [role:(public)(registrant)(ER)(</text:span><text:span text:style-name="T22">editor-proxy</text:span><text:span text:style-name="T3">)][act_activity:Created]][act_msg: Account][act_owner:johnsonm@michigan.gov][act_project: ][act_insertdate:2011/10/23] </text:span></text:p>
                    </text:list-item>
                    <text:list-item>
                      <text:p text:style-name="P14"/>
                    </text:list-item>
                    <text:list-item>
                      <text:p text:style-name="P14"/>
                    </text:list-item>
                    <text:list-item>
                      <text:p text:style-name="P19">record [role:(gov)(account)] [act_activity: Requested ] [act_msg: Request NRHP Reviewer Privileges] [act_project:][act_owner: mrbiggles@michigan.gov ] [act_insertdate: 2011/10/24]</text:p>
                    </text:list-item>
                    <text:list-item>
                      <text:p text:style-name="P19">record [role:(gov)(account)] [act_activity: Created] [act_msg: Experience and Expertise] [act_project:][act_owner: mrbiggles@michigan.gov] [act_insertdate: 2011/10/23]</text:p>
                    </text:list-item>
                    <text:list-item>
                      <text:p text:style-name="P19">record [role:(gov)(account)] [act_activity: Created] [act_msg: Mailing Address] [act_project:][act_owner: mrbiggles@michigan.gov] [act_insertdate: 2011/10/23]</text:p>
                    </text:list-item>
                    <text:list-item>
                      <text:p text:style-name="P19">record [role:(gov)(account)] [act_activity: Created] [act_msg: Phone] [act_project:][act_owner: mrbiggles@michigan.gov] [act_insertdate: 2011/10/23]</text:p>
                    </text:list-item>
                    <text:list-item>
                      <text:p text:style-name="P19">record [role:(gov)(account)] [act_activity: Created] [act_msg: Account] [act_project:][act_owner: mrbiggles@michigan.gov] [act_insertdate: 2011/10/23]</text:p>
                    </text:list-item>
                    <text:list-item>
                      <text:p text:style-name="P14">record [role:(gov)(registrant)] [act_activity: Poked] [act_msg:really] [act_project:the house on the courner][act_owner: ] [act_insertdate: ] 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46959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9"/>
                    </text:list-item>
                    <text:list-item>
                      <text:p text:style-name="P19">record [role:(gov)(registrant)] [act_activity: Granted] [act_msg: Registrant Privileges] [act_project:][act_owner: NRHP-manager@michigan.gov] [act_insertdate: 2011/10/24]</text:p>
                    </text:list-item>
                    <text:list-item>
                      <text:p text:style-name="P19">record [role:(gov)(registrant)] [act_activity: Requested ] [act_msg: <text:span text:style-name="T56">Request </text:span><text:span text:style-name="T58">NRHP</text:span><text:span text:style-name="T56"> Reviewer Privileges</text:span>] [act_project:][act_owner: mrbiggles@michigan.gov ] [act_insertdate: 2011/10/24]</text:p>
                    </text:list-item>
                    <text:list-item>
                      <text:p text:style-name="P19">record [role:(gov)(registrant)] [act_activity: Created] [act_msg: Experience and Expertise] [act_project:][act_owner: mrbiggles@michigan.gov] [act_insertdate: 2011/10/23]</text:p>
                    </text:list-item>
                    <text:list-item>
                      <text:p text:style-name="P19">record [role:(gov)(registrant)] [act_activity: Created] [act_msg: Mailing Address] [act_project:][act_owner: mrbiggles@michigan.gov] [act_insertdate: 2011/10/23]</text:p>
                    </text:list-item>
                    <text:list-item>
                      <text:p text:style-name="P19">record [role:(gov)(registrant)] [act_activity: Created] [act_msg: Phone] [act_project:][act_owner: mrbiggles@michigan.gov] [act_insertdate: 2011/10/23]</text:p>
                    </text:list-item>
                    <text:list-item>
                      <text:p text:style-name="P19">record [role:(gov)(registrant)] [act_activity: Created] [act_msg: Account] [act_project:][act_owner: mrbiggles@michigan.gov] [act_insertdate: 2011/10/23]</text:p>
                    </text:list-item>
                    <text:list-item>
                      <text:p text:style-name="P19">record [role:(gov)(registrant)] [act_activity: Poked] [act_msg:really] [act_project:the house on the courner][act_owner: ] [act_insertdate: ] </text:p>
                    </text:list-item>
                    <text:list-item>
                      <text:p text:style-name="P19"/>
                    </text:list-item>
                    <text:list-item>
                      <text:p text:style-name="P19">record [role:(gov)(registrant)(NRHP)] [act_activity: Granted] [act_msg: NRHP Reviewer Privileges ] [act_project:][act_owner: mrbiggles@michigan.gov] [act_insertdate: 2011/10/24]</text:p>
                    </text:list-item>
                    <text:list-item>
                      <text:p text:style-name="P22"><text:span text:style-name="T64">record [role:(gov)(registrant)(NRHP)] [act_activity: Requested ] [act_msg: </text:span><text:span text:style-name="T61">Request </text:span><text:span text:style-name="T62">NRHP</text:span><text:span text:style-name="T61"> Reviewer Privileges</text:span><text:span text:style-name="T64">] [act_project:][act_owner: mrbiggles@michigan.gov ] [act_insertdate: 2011/10/24]</text:span></text:p>
                    </text:list-item>
                    <text:list-item>
                      <text:p text:style-name="P19">record [role:(gov)(registrant)(NRHP)] [act_activity: Granted] [act_msg: Registrant Privileges] [act_project:][act_owner: NRHP-manager@michigan.gov] [act_insertdate: 2011/10/24]</text:p>
                    </text:list-item>
                    <text:list-item>
                      <text:p text:style-name="P19">record [role:(gov)(registrant)(NRHP)] [act_activity: Created] [act_msg: Experience and Expertise] [act_project:][act_owner: mrbiggles@michigan.gov] [act_insertdate: 2011/10/23]</text:p>
                    </text:list-item>
                    <text:list-item>
                      <text:p text:style-name="P19">record [role:(gov)(registrant)(NRHP)] [act_activity: Created] [act_msg: Mailing Address] [act_project:][act_owner: mrbiggles@michigan.gov] [act_insertdate: 2011/10/23]</text:p>
                    </text:list-item>
                    <text:list-item>
                      <text:p text:style-name="P19">record [role:(gov)(registrant)(NRHP)] [act_activity: Created] [act_msg: Phone] [act_project:][act_owner: mrbiggles@michigan.gov] [act_insertdate: 2011/10/23]</text:p>
                    </text:list-item>
                    <text:list-item>
                      <text:p text:style-name="P19">record [role:(gov)(registrant)(NRHP)] [act_activity: Created] [act_msg: Account] [act_project:][act_owner: mrbiggles@michigan.gov] [act_insertdate: 2011/10/23]</text:p>
                    </text:list-item>
                    <text:list-item>
                      <text:p text:style-name="P19"/>
                    </text:list-item>
                    <text:list-item>
                      <text:p text:style-name="P22"><text:span text:style-name="T64">record [role:(gov)(registrant)(NRHP)(reviewer)] [act_activity: Confirmed] [act_msg: Assignment accepted for the house on the hill] [act_project:][act_owner: mrbiggles@michigan.gov] [act_insertdate: 2011/10/25]</text:span><text:span text:style-name="T61"> </text:span></text:p>
                    </text:list-item>
                    <text:list-item>
                      <text:p text:style-name="P6"><text:span text:style-name="T70">record [role:(gov)(registrant)(NRHP)(reviewer)] [act_activity: Poked] <text:s text:c="4"/>[act_msg: Pending Assignment]] [act_project:the house on the hill][act_owner: mrbiggles@michigan.gov] [act_insertdate: 2011/10/25]</text:span><text:span text:style-name="T74"> </text:span></text:p>
                    </text:list-item>
                    <text:list-item>
                      <text:p text:style-name="P19">record [role:(gov)(registrant)(NRHP)(reviewer)] [act_activity: Granted] [act_msg: NRHP Reviewer Privileges ] [act_project:][act_owner: mrbiggles@michigan.gov] [act_insertdate: 2011/10/24]</text:p>
                    </text:list-item>
                    <text:list-item>
                      <text:p text:style-name="P6"><text:span text:style-name="T70">record [role:(gov)(registrant)(NRHP)(reviewer)] [act_activity: Requested ] [act_msg: </text:span><text:span text:style-name="T74">Request </text:span><text:span text:style-name="T75">NRHP</text:span><text:span text:style-name="T74"> Reviewer Privileges</text:span><text:span text:style-name="T70">] [act_project:][act_owner: mrbiggles@michigan.gov ] [act_insertdate: 2011/10/24]</text:span></text:p>
                    </text:list-item>
                    <text:list-item>
                      <text:p text:style-name="P19">record [role:(gov)(registrant)(NRHP)(reviewer)] [act_activity: Granted] [act_msg: Registrant Privileges] [act_project:][act_owner: NRHP-manager@michigan.gov] [act_insertdate: 2011/10/24]</text:p>
                    </text:list-item>
                    <text:list-item>
                      <text:p text:style-name="P19">record [role:(gov)(registrant)(NRHP)(reviewer)] [act_activity: Created] [act_msg: Experience and Expertise] [act_project:][act_owner: mrbiggles@michigan.gov] [act_insertdate: 2011/10/23]</text:p>
                    </text:list-item>
                    <text:list-item>
                      <text:p text:style-name="P19">record [role:(gov)(registrant)(NRHP)(reviewer)] [act_activity: Created] [act_msg: Mailing Address] [act_project:][act_owner: mrbiggles@michigan.gov] [act_insertdate: 2011/10/23]</text:p>
                    </text:list-item>
                    <text:list-item>
                      <text:p text:style-name="P19">record [role:(gov)(registrant)(NRHP)(reviewer)] [act_activity: Created] [act_msg: Phone] [act_project:][act_owner: mrbiggles@michigan.gov] [act_insertdate: 2011/10/23]</text:p>
                    </text:list-item>
                    <text:list-item>
                      <text:p text:style-name="P19">record [role:(gov)(registrant)(NRHP)(reviewer)] [act_activity: Created] [act_msg: Account] [act_project:][act_owner: mrbiggles@michigan.gov] [act_insertdate: 2011/10/23]</text:p>
                    </text:list-item>
                    <text:list-item>
                      <text:p text:style-name="P13"/>
                    </text:list-item>
                    <text:list-item>
                      <text:p text:style-name="P19">record [role:(gov)(registrant)(ER)] [act_activity: Granted] [act_msg: ER Reviewer Privileges ] [act_project:][act_owner: er-manager@michigan.gov] [act_insertdate: 2011/10/24]</text:p>
                    </text:list-item>
                    <text:list-item>
                      <text:p text:style-name="P22"><text:span text:style-name="T64">record [role:(gov)(registrant)(ER)] [act_activity: Requested ] [act_msg: </text:span><text:span text:style-name="T61">Request </text:span><text:span text:style-name="T64">ER</text:span><text:span text:style-name="T61"> Reviewer Privileges</text:span><text:span text:style-name="T64">] [act_project:][act_owner: dt@michigan.gov ] [act_insertdate: 2011/10/24]</text:span></text:p>
                    </text:list-item>
                    <text:list-item>
                      <text:p text:style-name="P19">record [role:(gov)(registrant)(ER)] [act_activity: Granted] [act_msg: Registrant Privileges] [act_project:][act_owner: er-manager@michigan.gov] [act_insertdate: 2011/10/24]</text:p>
                    </text:list-item>
                    <text:list-item>
                      <text:p text:style-name="P19">record [role:(gov)(registrant)(ER)] [act_activity: Created] [act_msg: Experience and Expertise] [act_project:][act_owner: dt@michigan.gov] [act_insertdate: 2011/10/23]</text:p>
                    </text:list-item>
                    <text:list-item>
                      <text:p text:style-name="P19">record [role:(gov)(registrant)(ER)] [act_activity: Created] [act_msg: Mailing Address] [act_project:][act_owner: dt@michigan.gov] [act_insertdate: 2011/10/23]</text:p>
                    </text:list-item>
                    <text:list-item>
                      <text:p text:style-name="P19">record [role:(gov)(registrant)(ER)] [act_activity: Created] [act_msg: Phone] [act_project:][act_owner: dt@michigan.gov] [act_insertdate: 2011/10/23]</text:p>
                    </text:list-item>
                    <text:list-item>
                      <text:p text:style-name="P19">record [role:(gov)(registrant)(ER)] [act_activity: Created] [act_msg: Account] [act_project:][act_owner: dt@michigan.gov] [act_insertdate: 2011/10/23]</text:p>
                    </text:list-item>
                    <text:list-item>
                      <text:p text:style-name="P19">record [role:(gov)(registrant)(ER)] [act_activity: Granted] [act_msg: ER Reviewer Privileges] [act_project:][act_owner: dt@michigan.gov] [act_insertdate:2011/10/23 ]</text:p>
                    </text:list-item>
                    <text:list-item>
                      <text:p text:style-name="P19"/>
                    </text:list-item>
                    <text:list-item>
                      <text:p text:style-name="P22"><text:span text:style-name="T64">record [role:(gov)(registrant)(ER)(reviewer)] [act_activity: Confirmed] [act_msg: Assignment accepted for the Blue Bus Terminal] [act_project:][act_owner: dt@michigan.gov] [act_insertdate: 2011/10/25]</text:span><text:span text:style-name="T61"> </text:span></text:p>
                    </text:list-item>
                    <text:list-item>
                      <text:p text:style-name="P22"><text:span text:style-name="T64">record [role:(gov)(registrant)(ER)(reviewer)] [act_activity: Poked] <text:s text:c="4"/>[act_msg: Pending Assignment] [act_project:The Road][act_owner: dt michigan.gov] [act_insertdate: 2011/10/25]</text:span><text:span text:style-name="T61"> </text:span></text:p>
                    </text:list-item>
                    <text:list-item>
                      <text:p text:style-name="P19">record [role:(gov)(registrant)(ER)(reviewer)] [act_activity: Granted] [act_msg: ER Reviewer Privileges ] [act_project:][act_owner: er-manager@michigan.gov] [act_insertdate: 2011/10/24]</text:p>
                    </text:list-item>
                    <text:list-item>
                      <text:p text:style-name="P6"><text:span text:style-name="T70">record [role:(gov)(registrant)(ER)(reviewer)] [act_activity: Requested ] [act_msg: </text:span><text:span text:style-name="T74">Request </text:span><text:span text:style-name="T70">ER</text:span><text:span text:style-name="T74"> Reviewer Privileges</text:span><text:span text:style-name="T70">] [act_project:][act_owner: dt@michigan.gov ] [act_insertdate: 2011/10/24]</text:span></text:p>
                    </text:list-item>
                    <text:list-item>
                      <text:p text:style-name="P19">record [role:(gov)(registrant)(ER)(reviewer)] [act_activity: Granted] [act_msg: Registrant Privileges] [act_project:][act_owner: er-manager@michigan.gov] [act_insertdate: 2011/10/24]</text:p>
                    </text:list-item>
                    <text:list-item>
                      <text:p text:style-name="P19">record [role:(gov)(registrant)(ER)(reviewer)] [act_activity: Created] [act_msg: Experience and Expertise] [act_project:][act_owner: dt@michigan.gov] [act_insertdate: 2011/10/23]</text:p>
                    </text:list-item>
                    <text:list-item>
                      <text:p text:style-name="P19">record [role:(gov)(registrant)(ER)(reviewer)] [act_activity: Created] [act_msg: Mailing Address] [act_project:][act_owner: dt@michigan.gov] [act_insertdate: 2011/10/23]</text:p>
                    </text:list-item>
                    <text:list-item>
                      <text:p text:style-name="P19">record [role:(gov)(registrant)(ER)(reviewer)] [act_activity: Created] [act_msg: Phone] [act_project:][act_owner: dt@michigan.gov] [act_insertdate: 2011/10/23]</text:p>
                    </text:list-item>
                    <text:list-item>
                      <text:p text:style-name="P19">record [role:(gov)(registrant)(ER)(reviewer)] [act_activity: Created] [act_msg: Account] [act_project:][act_owner: dt@michigan.gov] [act_insertdate: 2011/10/23]</text:p>
                    </text:list-item>
                    <text:list-item>
                      <text:p text:style-name="P19">record [role:(gov)(registrant)(ER)(reviewer)] [act_activity: Granted] [act_msg: ER Reviewer Privileges] [act_project:][act_owner: dt@michigan.gov] [act_insertdate:2011/10/23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Task-Log</text:span><text:span text:style-name="T57">]</text:span></text:p>
                  <text:list>
                    <text:list-item>
                      <text:p text:style-name="P6"><text:span text:style-name="T71">record [role:(public)(account)] <text:s text:c="3"/>[tsk_button:task-button][tsk_screen: Registration] [tsk_name:Complete] [tsk_message: Registration] [tsk_project:] [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6"><text:span text:style-name="T71">record [role:(public)(registrant)] [tsk_button:request-button][tsk_screen:Request National Register Privileges] <text:s text:c="3"/>[tsk_name: Request] <text:s text:c="4"/>[tsk_message:National Register Privileges][tsk_project:] [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6"><text:span text:style-name="T71">record [role:(public)(registrant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6"><text:span text:style-name="T71">record [role:(public)(registrant)(NRHP)] [tsk_button:new-button][tsk_button:new-button] [tsk_screen:New Project Name] [tsk_name: Start ] [tsk_message:New Preliminary Questionnaire?] <text:s/>[tsk_project:][ 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6"><text:span text:style-name="T71">record [role:(public)(registrant)(NRHP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20"/>
                    </text:list-item>
                    <text:list-item>
                      <text:p text:style-name="P6"><text:span text:style-name="T71">record [role:(public)(registrant)(NRHP)(editor)] [tsk_button:task-button][tsk_screen:Preliminary Questionnaire] [tsk_name: Complete] <text:s/>[tsk_message:Preliminary Questionnaire][tsk_project: The house on the corner] [ tsk_insertdate:2011/10/23] [tsk_owner:</text:span><text:a xlink:type="simple" xlink:href="mailto:smythj@yahoo.com"><text:span text:style-name="T72">smythj@yahoo.com</text:span></text:a><text:span text:style-name="T71">][tsk_recipient: ][tsk_access_point: ] <text:s/></text:span></text:p>
                    </text:list-item>
                    <text:list-item>
                      <text:p text:style-name="P20">record [role:(public)(registrant)(NRHP)(editor)] [tsk_button:new-button][tsk_screen:National Register Nomination][tsk_name: Start ] [tsk_message:New Preliminary Questionnaire <text:s/>][tsk_project:] [ tsk_insertdate:2011/10/23] [tsk_owner:smythj@yahoo.com][tsk_recipient: ][tsk_access_point: ] </text:p>
                    </text:list-item>
                    <text:list-item>
                      <text:p text:style-name="P20">record [role:(public)(registrant)(NRHP)] [tsk_button:request-button][tsk_screen:Request Section 106 Review Privileges] [tsk_name: Request] <text:s text:c="2"/>[tsk_message:Section 106 Review Privileges][tsk_project:] <text:s/>[tsk_insertdate:2011/10/23] [tsk_owner:smythj@yahoo.com][tsk_recipient: ][tsk_access_point: ] </text:p>
                    </text:list-item>
                    <text:list-item>
                      <text:p text:style-name="P20"/>
                    </text:list-item>
                    <text:list-item>
                      <text:p text:style-name="P20">record [role:(public)(registrant)(NRHP)(editor-proxy)] [tsk_button:task-button][tsk_screen:Preliminary Questionnaire] [tsk_name: Complete <text:s/>][tsk_message: Preliminary Questionnaire][tsk_project:The house on the corner] [ tsk_insertdate:2011/10/23] [tsk_owner:smythj@yahoo.com][tsk_recipient: ][tsk_access_point: ] </text:p>
                    </text:list-item>
                    <text:list-item>
                      <text:p text:style-name="P16"/>
                    </text:list-item>
                    <text:list-item>
                      <text:p text:style-name="P20">record [role:(public)(registrant)(ER)] <text:s/>[tsk_button:][tsk_screen:Environental Review] [tsk_name: Start <text:s/>][tsk_message: New Section 106 Review][tsk_project:] [tsk_insertdate:2011/10/23] [tsk_owner:smythj@yahoo.com][tsk_recipient: ][tsk_access_point: ] </text:p>
                    </text:list-item>
                    <text:list-item>
                      <text:p text:style-name="P20">record [role:(public)(registrant)(ER)] <text:s/>[tsk_button:][tsk_screen:] <text:s text:c="19"/>[tsk_name: Request ][tsk_message:National Register Privileges ][tsk_project:] [tsk_insertdate:2011/10/23] [tsk_owner:smythj@yahoo.com][tsk_recipient: ][tsk_access_point: ] </text:p>
                    </text:list-item>
                    <text:list-item>
                      <text:p text:style-name="P20"/>
                    </text:list-item>
                    <text:list-item>
                      <text:p text:style-name="P16">record [role:(public)(registrant)(ER)(editor)] <text:s/>[tsk_button:task-button][tsk_screen:] [tsk_name: Complete <text:s/>][tsk_message: Section 106 Review] ][tsk_project:Blue Bus Terminal] [tsk_insertdate:2011/10/23] [tsk_owner:smythj@yahoo.com][tsk_recipient: ][tsk_access_point: ] </text:p>
                    </text:list-item>
                    <text:list-item>
                      <text:p text:style-name="P16">record [role:(public)(registrant)(ER)(editor)] <text:s/>[tsk_button:new-button][tsk_screen:] [tsk_name: Start <text:s/>][tsk_message: New Section 106 Review] ][tsk_project:] [tsk_insertdate:2011/10/23] [tsk_owner:smythj@yahoo.com][tsk_recipient: ][tsk_access_point: ] </text:p>
                    </text:list-item>
                    <text:list-item>
                      <text:p text:style-name="P16">record [role:(public)(registrant)(ER)(editor)] <text:s/>[tsk_button:request-button][tsk_screen:] [tsk_name: Request][tsk_message: National Register Privileges ][tsk_project:] [tsk_insertdate:2011/10/23] [tsk_owner:smythj@yahoo.com][tsk_recipient: ][tsk_access_point: ] </text:p>
                    </text:list-item>
                    <text:list-item>
                      <text:p text:style-name="P16"/>
                    </text:list-item>
                    <text:list-item>
                      <text:p text:style-name="P16">record [role:(public)(registrant)(ER)(editor-proxy)] <text:s/>[tsk_button:confirm-button][tsk_screen:] [tsk_name: Invitation][tsk_message: Section 106 Review][tsk_project:Blue Bus Terminal] [tsk_insertdate:2011/10/23] [tsk_owner:smythj@yahoo.com][tsk_recipient: ][tsk_access_point: ] </text:p>
                    </text:list-item>
                    <text:list-item>
                      <text:p text:style-name="P16">record [role:(public)(registrant)(ER)(editor-proxy)] <text:s/>[tsk_button:new-button][tsk_screen:] [tsk_name: Start <text:s/>][tsk_message: New Section 106 Review] ][tsk_project:] [tsk_insertdate:2011/10/23] [tsk_owner:smythj@yahoo.com][tsk_recipient: ][tsk_access_point: ] </text:p>
                    </text:list-item>
                    <text:list-item>
                      <text:p text:style-name="P21">record [role:(public)(registrant)(ER)(editor-proxy)] <text:s/>[tsk_button:request-button][tsk_screen:] [tsk_name: Request ][tsk_message:National Register Privileges ][tsk_project:] [tsk_insertdate:2011/10/23] [tsk_owner:smythj@yahoo.com][tsk_recipient: ][tsk_access_point: ] </text:p>
                    </text:list-item>
                    <text:list-item>
                      <text:p text:style-name="P16"/>
                    </text:list-item>
                    <text:list-item>
                      <text:p text:style-name="P20">record [role:(gov)(account)] <text:s text:c="2"/>[tsk_button:task-button][tsk_screen:Complete Registration] [tsk_name:Complete ][tsk_message:Registration][tsk_project:][tsk_insertdate:2011/10/23] [tsk_owner:mrbiggles@michigan.gov][tsk_recipient: ][tsk_access_point: ] </text:p>
                    </text:list-item>
                    <text:list-item>
                      <text:p text:style-name="P20">record [role:(gov)(registrant)] <text:s text:c="5"/>[tsk_button:request-button][tsk_screen:Request NRHP Help Desk Privileges] [tsk_name: Request ]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6"><text:span text:style-name="T71">record [role:(gov)(registrant)] <text:s text:c="5"/>[tsk_button:request-button][tsk_screen:Request </text:span><text:span text:style-name="T73">NRHP</text:span><text:span text:style-name="T71"> Approver Privileges] <text:s/>[tsk_name: Request][tsk_message: </text:span><text:span text:style-name="T73">NRHP</text:span><text:span text:style-name="T71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] <text:s text:c="5"/>[tsk_button:request-button][tsk_screen:Request </text:span><text:span text:style-name="T73">NRHP</text:span><text:span text:style-name="T71"> Manager Privileges] <text:s text:c="2"/>[tsk_name: Request ][tsk_message:</text:span><text:span text:style-name="T73">NRHP</text:span><text:span text:style-name="T71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>record [role:(gov)(registrant)] <text:s text:c="5"/>[tsk_button:request-button][tsk_screen:Request ER Help Desk Privileges] <text:s/>[tsk_name: Request ]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6"><text:span text:style-name="T71">record [role:(gov)(registrant)] <text:s text:c="5"/>[tsk_button:request-button][tsk_screen:Request </text:span><text:span text:style-name="T73">ER</text:span><text:span text:style-name="T71"> Reviewer Privileges] <text:s text:c="2"/>[tsk_name: Request ][tsk_message:</text:span><text:span text:style-name="T73">ER</text:span><text:span text:style-name="T71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] <text:s text:c="5"/>[tsk_button:request-button][tsk_screen:Request </text:span><text:span text:style-name="T73">ER</text:span><text:span text:style-name="T71"> Approver Privileges] <text:s text:c="2"/>[tsk_name: Request ][tsk_message:</text:span><text:span text:style-name="T73">ER</text:span><text:span text:style-name="T71"> Approv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] <text:s text:c="5"/>[tsk_button:request-button][tsk_screen:Request </text:span><text:span text:style-name="T73">ER</text:span><text:span text:style-name="T71"> Manager Privileges] <text:s text:c="3"/>[tsk_name: Request ][tsk_message:</text:span><text:span text:style-name="T73">ER</text:span><text:span text:style-name="T71"> Manag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/>
                    </text:list-item>
                    <text:list-item>
                      <text:p text:style-name="P20">record [role:(gov)(registrant)(NRHP)] [tsk_button:confirm-button][tsk_screen:Confirmation] [tsk_name: Confirm ][tsk_message:Assignement][tsk_project: The house on the corner] [tsk_insertdate:2011/10/23] [tsk_owner:mrbiggles@michigan.gov][tsk_recipient: ][tsk_access_point: ] </text:p>
                    </text:list-item>
                    <text:list-item>
                      <text:p text:style-name="P20">record [role:(gov)(registrant)(NRHP)] [tsk_button:poke-button][tsk_screen:Poke Managers] [tsk_name: Unassigned work][tsk_message:] <text:s text:c="3"/>[tsk_project: The Farm] <text:s text:c="15"/>[tsk_insertdate:2011/10/23] [tsk_owner:NRHP-manager@michigan.gov][tsk_recipient: ][tsk_access_point: ] </text:p>
                    </text:list-item>
                    <text:list-item>
                      <text:p text:style-name="P20">record [role:(gov)(registrant)(NRHP)] [tsk_button:poke-button][tsk_screen:Poke Maagers] [tsk_name: Unassigned work][tsk_message:] <text:s text:c="2"/>[tsk_project: Bigplace with Trees] <text:s text:c="4"/>[tsk_insertdate:2011/10/23] [tsk_owner:NRHP-manager@michigan.gov][tsk_recipient: ][tsk_access_point: ] </text:p>
                    </text:list-item>
                    <text:list-item>
                      <text:p text:style-name="P20">record [role:(gov)(registrant)(NRHP)] [tsk_button:poke-button][tsk_screen:Poke Managers] [tsk_name: Unassigned work][tsk_message:] <text:s text:c="2"/>[tsk_project: Small place with bushes] [tsk_insertdate:2011/10/23] [tsk_owner:NRHP-manager@michigan.gov][tsk_recipient: ][tsk_access_point: ] </text:p>
                    </text:list-item>
                    <text:list-item>
                      <text:p text:style-name="P20">record [role:(gov)(registrant)(NRHP)] [tsk_button:poke-button][tsk_screen:Poke Managers] [tsk_name: Unassigned work][tsk_message:] <text:s text:c="3"/>[tsk_project: Blue Water Inn] <text:s text:c="9"/>[tsk_insertdate:2011/10/23] [tsk_owner:NRHP-manager@michigan.gov][tsk_recipient: ][tsk_access_point: ] </text:p>
                    </text:list-item>
                    <text:list-item>
                      <text:p text:style-name="P20">record [role:(gov)(registrant)(NRHP)] <text:s text:c="5"/>[tsk_button:request-button][tsk_screen:Request NRHP Help Desk Privileges][tsk_name: Request] <text:s text:c="2"/>[tsk_message: NRHP Help Desk Privileges][tsk_project:][tsk_insertdate:2011/10/23] [tsk_owner:NRHP-manager@michigan.gov ][tsk_recipient: ][tsk_access_point: ] </text:p>
                    </text:list-item>
                    <text:list-item>
                      <text:p text:style-name="P6"><text:span text:style-name="T71">record [role:(gov)(registrant)(NRHP)] <text:s text:c="5"/>[tsk_button:request-button][tsk_screen:Request </text:span><text:span text:style-name="T73">NRHP</text:span><text:span text:style-name="T71"> Approver Privileges][tsk_name: Request] <text:s text:c="2"/>[tsk_message: </text:span><text:span text:style-name="T73">NRHP</text:span><text:span text:style-name="T71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] <text:s text:c="5"/>[tsk_button:request-button][tsk_screen:Request </text:span><text:span text:style-name="T73">NRHP</text:span><text:span text:style-name="T71"> Manager Privileges][tsk_name: Request] <text:s text:c="2"/>[tsk_message: </text:span><text:span text:style-name="T73">NRHP</text:span><text:span text:style-name="T71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>record [role:(gov)(registrant)(NRHP)] <text:s text:c="5"/>[tsk_button:request-button][tsk_screen:Request ER Help Desk Privileges][tsk_name: Request] <text:s text:c="2"/>[tsk_message: ER Help Desk Privileges][tsk_project:][tsk_insertdate:2011/10/23] [tsk_owner:er-manager@michigan.gov ][tsk_recipient: ][tsk_access_point: ] </text:p>
                    </text:list-item>
                    <text:list-item>
                      <text:p text:style-name="P6"><text:span text:style-name="T71">record [role:(gov)(registrant)(NRHP)] <text:s text:c="5"/>[tsk_button:request-button][tsk_screen:Request </text:span><text:span text:style-name="T73">ER</text:span><text:span text:style-name="T71"> Reviewer Privileges][tsk_name: Request ] <text:s text:c="2"/>[tsk_message:</text:span><text:span text:style-name="T73">ER</text:span><text:span text:style-name="T71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] <text:s text:c="5"/>[tsk_button:request-button][tsk_screen:Request </text:span><text:span text:style-name="T73">ER</text:span><text:span text:style-name="T71"> Approver Privileges][tsk_name: Request ] <text:s text:c="2"/>[tsk_message:</text:span><text:span text:style-name="T73">ER</text:span><text:span text:style-name="T71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] <text:s text:c="5"/>[tsk_button:request-button][tsk_screen:Request </text:span><text:span text:style-name="T73">ER</text:span><text:span text:style-name="T71"> Manager Privileges][tsk_name: Request ] <text:s text:c="2"/>[tsk_message:</text:span><text:span text:style-name="T73">ER</text:span><text:span text:style-name="T71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/>
                    </text:list-item>
                    <text:list-item>
                      <text:p text:style-name="P20">record [role:(gov)(registrant)(NRHP)(reviewer)] [tsk_button:task-button] [tsk_screen: Preliminary Questionnaire][tsk_name: Complete] <text:s text:c="2"/>[tsk_message:Preliminary Questionnaire Review ][tsk_project: The house on the corner] [tsk_owner: mrbiggles@michigan.gov] [tsk_insertdate:2011/01/24] [tsk_recipient: ][tsk_access_point: ] </text:p>
                    </text:list-item>
                    <text:list-item>
                      <text:p text:style-name="P20">record [role:(gov)(registrant)(NRHP)(reviewer)] [tsk_button:confirm-button] [tsk_screen: Preliminary Questionnaire Assignment][tsk_name: Complete] [tsk_message:Preliminary Questionnaire Assignment ][tsk_project: Mystery Spot] [tsk_owner: NRHP-manager@michigan.gov] [tsk_insertdate:2011/01/24] [tsk_recipient: ][tsk_access_point: ] </text:p>
                    </text:list-item>
                    <text:list-item>
                      <text:p text:style-name="P20">record [role:(gov)(registrant)(NRHP)(reviewer)] <text:s text:c="5"/>[tsk_button:request-button][tsk_screen:Request NRHP Help Desk Privileges][tsk_name: Request ] <text:s text:c="2"/>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6"><text:span text:style-name="T71">record [role:(gov)(registrant)(NRHP)(reviewer)] <text:s text:c="5"/>[tsk_button:request-button][tsk_screen:Request </text:span><text:span text:style-name="T73">NRHP</text:span><text:span text:style-name="T71"> Approver Privileges][tsk_name: Request </text:span><text:span text:style-name="T73"><text:s/>][tsk_message: NRHP Approver Privileges</text:span><text:span text:style-name="T71">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(reviewer)] <text:s text:c="5"/>[tsk_button:request-button][tsk_screen:Request </text:span><text:span text:style-name="T73">NRHP</text:span><text:span text:style-name="T71"> Manager Privileges][tsk_name: Request ] <text:s text:c="2"/>[tsk_message:</text:span><text:span text:style-name="T73">NRHP</text:span><text:span text:style-name="T71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>record [role:(gov)(registrant)(NRHP)(reviewer)] <text:s text:c="5"/>[tsk_button:request-button][tsk_screen:Request ER Help Desk Privileges][tsk_name: Request ] <text:s text:c="2"/>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6"><text:span text:style-name="T71">record [role:(gov)(registrant)(NRHP)(reviewer)] <text:s text:c="5"/>[tsk_button:request-button][tsk_screen:Request </text:span><text:span text:style-name="T73">ER</text:span><text:span text:style-name="T71"> Reviewer Privileges][tsk_name: Request] <text:s text:c="2"/>[tsk_message: </text:span><text:span text:style-name="T73">ER</text:span><text:span text:style-name="T71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(reviewer)] <text:s text:c="5"/>[tsk_button:request-button][tsk_screen:Request </text:span><text:span text:style-name="T73">ER</text:span><text:span text:style-name="T71"> Approver Privileges][tsk_name: Request ] <text:s text:c="2"/>[tsk_message:</text:span><text:span text:style-name="T73">ER</text:span><text:span text:style-name="T71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NRHP)(reviewer)] <text:s text:c="5"/>[tsk_button:request-button][tsk_screen:Request </text:span><text:span text:style-name="T73">ER</text:span><text:span text:style-name="T71"> Manager Privileges][tsk_name: Request] <text:s text:c="2"/>[tsk_message: </text:span><text:span text:style-name="T73">ER</text:span><text:span text:style-name="T71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/>
                    </text:list-item>
                    <text:list-item>
                      <text:p text:style-name="P20">record [role:(gov)(registrant)(ER)] <text:s/>[tsk_button:poke-button][tsk_screen:Poke Managers] [tsk_name: Unassigned work][tsk_message:][tsk_project: The Road project] [tsk_insertdate:2011/10/23] [tsk_owner:er-manager.gov][tsk_recipient: ][tsk_access_point: ] </text:p>
                    </text:list-item>
                    <text:list-item>
                      <text:p text:style-name="P20">record [role:(gov)(registrant)(ER)] <text:s/>[tsk_button:poke-button][tsk_screen:Poke Managers] [tsk_name: Unassigned work][tsk_message:][tsk_project: The Sewer project] [tsk_insertdate:2011/10/23] [tsk_owner:er-manager@michigan.gov] [tsk_recipient: ][tsk_access_point: ] </text:p>
                    </text:list-item>
                    <text:list-item>
                      <text:p text:style-name="P6"><text:span text:style-name="T71">record [role:(gov)(registrant)(ER)] <text:s/>[tsk_button:</text:span><text:span text:style-name="T73">confirm</text:span><text:span text:style-name="T71">-button][tsk_screen:Poke Managers] [tsk_name: Confirm ][tsk_message:Assignment][tsk_project: Blue Bus Terminal] [tsk_insertdate:2011/10/23] [tsk_owner:dt@michigan.gov] [tsk_recipient: ][tsk_access_point: ] </text:span></text:p>
                    </text:list-item>
                    <text:list-item>
                      <text:p text:style-name="P20">record [role:(gov)(registrant)(ER)] <text:s text:c="5"/>[tsk_button:request-button][tsk_screen:Request NRHP NRHP Reviewer Privileges][tsk_name: Request ][tsk_message:NRHP Reviewer Privileges][tsk_project:][tsk_insertdate:2011/10/23] [tsk_owner:NRHP-manager@michigan.gov ][tsk_recipient: ][tsk_access_point: ] </text:p>
                    </text:list-item>
                    <text:list-item>
                      <text:p text:style-name="P20">record [role:(gov)(registrant)(ER)] <text:s text:c="5"/>[tsk_button:request-button][tsk_screen:Request NRHP Help Desk Privileges][tsk_name: Request][tsk_message: NRHP Help Desk Privileges][tsk_project:][tsk_insertdate:2011/10/23] [tsk_owner:NRHP-manager@michigan.gov ][tsk_recipient: ][tsk_access_point: ] </text:p>
                    </text:list-item>
                    <text:list-item>
                      <text:p text:style-name="P6"><text:span text:style-name="T71">record [role:(gov)(registrant)(ER)] <text:s text:c="5"/>[tsk_button:request-button][tsk_screen:Request </text:span><text:span text:style-name="T73">NRHP</text:span><text:span text:style-name="T71"> Approver Privileges][tsk_name: Request][tsk_message: </text:span><text:span text:style-name="T73">NRHP</text:span><text:span text:style-name="T71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] <text:s text:c="5"/>[tsk_button:request-button][tsk_screen:Request </text:span><text:span text:style-name="T73">NRHP</text:span><text:span text:style-name="T71"> Manager Privileges] <text:s text:c="2"/>[tsk_name: Request][tsk_message: </text:span><text:span text:style-name="T73">NRHP</text:span><text:span text:style-name="T71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>record [role:(gov)(registrant)(ER)] <text:s text:c="5"/>[tsk_button:request-button][tsk_screen:Request ER Help Desk Privileges] <text:s/>[tsk_name: Request][tsk_message: ER Help Desk Privileges][tsk_project:][tsk_insertdate:2011/10/23] [tsk_owner:er-manager@michigan.gov ][tsk_recipient: ][tsk_access_point: ] </text:p>
                    </text:list-item>
                    <text:list-item>
                      <text:p text:style-name="P6"><text:span text:style-name="T71">record [role:(gov)(registrant)(ER)] <text:s text:c="5"/>[tsk_button:request-button][tsk_screen:Request </text:span><text:span text:style-name="T73">ER</text:span><text:span text:style-name="T71"> Reviewer Privileges] <text:s text:c="2"/>[tsk_name: Request ][tsk_message:</text:span><text:span text:style-name="T73">ER</text:span><text:span text:style-name="T71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] <text:s text:c="5"/>[tsk_button:request-button][tsk_screen:Request </text:span><text:span text:style-name="T73">ER</text:span><text:span text:style-name="T71"> Approver Privileges] <text:s text:c="2"/>[tsk_name: Request][tsk_message: </text:span><text:span text:style-name="T73">ER</text:span><text:span text:style-name="T71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] <text:s text:c="5"/>[tsk_button:request-button][tsk_screen:Request </text:span><text:span text:style-name="T73">ER</text:span><text:span text:style-name="T71"> Manager Privileges] <text:s text:c="3"/>[tsk_name: Request][tsk_message: </text:span><text:span text:style-name="T73">ER</text:span><text:span text:style-name="T71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/>
                    </text:list-item>
                    <text:list-item>
                      <text:p text:style-name="P6"><text:span text:style-name="T74">record [role:(gov)(registrant)(ER)(reviewer)] [tsk_button:task-button] [tsk_screen: ] [tsk_name: Complete][tsk_message:Section 106 Review][tsk_project:: Blue Bus Terminal] [tsk_owner: dt</text:span><text:a xlink:type="simple" xlink:href="mailto:smythj@yahoo.com">@</text:a><text:span text:style-name="T74">michigan.gov] [tsk_insertdate:2011/01/24] </text:span><text:span text:style-name="T71">[tsk_recipient: ][tsk_access_point: ] </text:span></text:p>
                    </text:list-item>
                    <text:list-item>
                      <text:p text:style-name="P20">record [role:(gov)(registrant)(ER)(reviewer)] [tsk_button:confirm-button] [tsk_screen: ] [tsk_name: Confirm][tsk_message:Section 106 Review Assignment][tsk_project: The Road] [tsk_owner: er-manager@michigan.gov] [tsk_insertdate:2011/01/24] [tsk_recipient: ][tsk_access_point: ] </text:p>
                    </text:list-item>
                    <text:list-item>
                      <text:p text:style-name="P20">record [role:(gov)(registrant)(ER)(reviewer)] [tsk_button:poke-button][tsk_screen:Poke Managers] [tsk_name: Unassigned work][tsk_message:][tsk_project: The Road project] [tsk_insertdate:2011/10/23] [tsk_owner:er-manager@michigan.gov][tsk_recipient: ][tsk_access_point: ] </text:p>
                    </text:list-item>
                    <text:list-item>
                      <text:p text:style-name="P20">record [role:(gov)(registrant)(ER)(reviewer)] [tsk_button:poke-button][tsk_screen:Poke Managers] [tsk_name: Unassigned work][tsk_message:][tsk_project: The Sewer project] [tsk_insertdate:2011/10/23] [tsk_owner:er-manager@michigan.gov] [tsk_recipient: ][tsk_access_point: ] </text:p>
                    </text:list-item>
                    <text:list-item>
                      <text:p text:style-name="P20">record [role:(gov)(registrant)(ER)(reviewer)] <text:s text:c="5"/>[tsk_button:request-button][tsk_screen:Request NRHP NRHP Reviewer Privileges] [tsk_name: Request ][tsk_message:NRHP Reviewer Privileges][tsk_project:][tsk_insertdate:2011/10/23] [tsk_owner:NRHP-manager@michigan.gov ][tsk_recipient: ][tsk_access_point: ] </text:p>
                    </text:list-item>
                    <text:list-item>
                      <text:p text:style-name="P20">record [role:(gov)(registrant)(ER)(reviewer)] <text:s text:c="5"/>[tsk_button:request-button][tsk_screen:Request NRHP Help Desk Privileges] [tsk_name: Request ]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6"><text:span text:style-name="T71">record [role:(gov)(registrant)(ER)(reviewer)] <text:s text:c="5"/>[tsk_button:request-button][tsk_screen:Request </text:span><text:span text:style-name="T73">NRHP</text:span><text:span text:style-name="T71"> Approver Privileges] <text:s/>[tsk_name: Request][tsk_message: </text:span><text:span text:style-name="T73">NRHP</text:span><text:span text:style-name="T71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(reviewer)] <text:s text:c="5"/>[tsk_button:request-button][tsk_screen:Request </text:span><text:span text:style-name="T73">NRHP</text:span><text:span text:style-name="T71"> Manager Privileges] <text:s text:c="2"/>[tsk_name: Request ][tsk_message:</text:span><text:span text:style-name="T73">NRHP</text:span><text:span text:style-name="T71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20">record [role:(gov)(registrant)(ER)(reviewer)] <text:s text:c="5"/>[tsk_button:request-button][tsk_screen:Request ER Help Desk Privileges] <text:s/>[tsk_name: Request ]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6"><text:span text:style-name="T71">record [role:(gov)(registrant)(ER)(reviewer)] <text:s text:c="5"/>[tsk_button:request-button][tsk_screen:Request </text:span><text:span text:style-name="T73">ER</text:span><text:span text:style-name="T71"> Reviewer Privileges] <text:s text:c="2"/>[tsk_name: Request ][tsk_message:</text:span><text:span text:style-name="T73">ER</text:span><text:span text:style-name="T71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(reviewer)] <text:s text:c="5"/>[tsk_button:request-button][tsk_screen:Request </text:span><text:span text:style-name="T73">ER</text:span><text:span text:style-name="T71"> Approver Privileges] <text:s text:c="2"/>[tsk_name: Request][tsk_message: </text:span><text:span text:style-name="T73">ER</text:span><text:span text:style-name="T71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6"><text:span text:style-name="T71">record [role:(gov)(registrant)(ER)(reviewer)] <text:s text:c="5"/>[tsk_button:request-button][tsk_screen:Request </text:span><text:span text:style-name="T73">ER</text:span><text:span text:style-name="T71"> Manager Privileges] <text:s text:c="3"/>[tsk_name: Request ] <text:s/>[tsk_message:</text:span><text:span text:style-name="T73">ER</text:span><text:span text:style-name="T71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1">][tsk_recipient: ][tsk_access_point: ] </text:span></text:p>
                    </text:list-item>
                    <text:list-item>
                      <text:p text:style-name="P7"><text:s/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24">NRHP</text:span><text:span text:style-name="T14">_Activity_Summary</text:span><text:span text:style-name="T57">]</text:span></text:p>
                  <text:list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2">)(editor)</text:span><text:span text:style-name="T61">][act_aip_name:The house on the corner] [act_invites:3] [act_comments:5] [act_replies:10] <text:s/>[act_changes:150] [act_type:National-Register] 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act_aip_name:The house on the corner] [act_invites:3] [act_comments:5] [act_replies:10] <text:s/>[act_changes:150] <text:s/>[act_type:National-Register]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[act_aip_name:The house on the corner] [act_invites:3] [act_comments:5] [act_replies:10] <text:s/>[act_changes:150] [act_type:National-Register] 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[act_aip_name:Blue Bus Terminal] [act_invites:1] [act_comments:3] [act_replies:10] <text:s/>[act_changes:50] [act_type:Section 106-Review] [act_owner: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[act_aip_name:Blue Bus Terminal] [act_invites:1] [act_comments:3] [act_replies:10] <text:s/>[act_changes:50] <text:s/>[act_type:Section 106-Review]][act_owner: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help-desk)][act_aip_name:The house on the corner] [act_invites:1] [act_comments:3] [act_replies:10] <text:s/>[act_changes:50] [act_type:Section 106-Review]] [act_owner:</text:span><text:a xlink:type="simple" xlink:href="mailto:smithj@yahoo.com"><text:span text:style-name="T61">smythj@yahoo.com</text:span></text:a><text:span text:style-name="T61">]</text:span></text:p>
                    </text:list-item>
                  </text:list>
                </text:list-item>
                <text:list-item>
                  <text:p text:style-name="P7">table [name:<text:span text:style-name="T21">NRHP</text:span><text:span text:style-name="T13">_Upcoming_Dead_Line</text:span>]</text:p>
                  <text:list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editor)][dl_aip_name:The house on the corner] [dl_days:12] [dl_type:Nationall-Register][dl_date:2011/10/23] [dl_rn_owner:</text:span><text:a xlink:type="simple" xlink:href="mailto:smithj@yahoo.com"><text:span text:style-name="T61">smythj@yahoo.com</text:span></text:a><text:span text:style-name="T61">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dl_aip_name:The house on the corner] [dl_days:12] [dl_date:2011/10/23] [dl_type:Nationall-Register][dl_rn_owner: 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[dl_aip_name:The house on the corner] [dl_days:12] [dl_date:2011/10/23] [dl_type:Nationall-Register][dl_rn_owner: 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[dl_aip_name:Blue Bus Terminal] [dl_days:30] [dl_date:2011/01/23] [dl_type:Section 106-Review][dl_rn_owner:smythj</text:span><text:a xlink:type="simple" xlink:href="mailto:smithj@yahoo.com"><text:span text:style-name="T61">@yahoo.com</text:span></text:a><text:span text:style-name="T61">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[dl_aip_name:Blue Bus Terminal] [dl_days:30] [dl_date:2011/01/23] [dl_type:Section 106-Review][dl_rn_owner: 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7">record [role:(<text:span text:style-name="T19">public</text:span>)(registrant)(<text:span text:style-name="T40">ER</text:span>)(help-desk)][dl_aip_name:Blue Bus Terminal] [dl_days:30] [dl_date:2011/01/23] [dl_type:Section 106-Review][dl_rn_owner: smythj@yahoo.com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7">Projects-Completed</text:span><text:span text:style-name="T57">]</text:span></text:p>
                  <text:list>
                    <text:list-item>
                      <text:p text:style-name="P6"><text:span text:style-name="T48">record [role:(public)(registrant)(NRHP)] [pc_name: Green House] [pc_type:NRHP] [pc_owner: symthj@yahoo.com] [pc_status: complete] [pc_insertdate: 10/20/2011]</text:span><text:span text:style-name="T61"> </text:span></text:p>
                    </text:list-item>
                    <text:list-item>
                      <text:p text:style-name="P6"><text:span text:style-name="T48">record [role:(public)(registrant)(NRHP)(editor)] [pc_name: Green House] [pc_type:NRHP] [pc_owner: symthj@yahoo.com] [pc_status: complete] [pc_insertdate: 10/20/2011]</text:span><text:span text:style-name="T49"> </text:span></text:p>
                    </text:list-item>
                    <text:list-item>
                      <text:p text:style-name="P6"><text:span text:style-name="T48">record [role:(public)(registrant)(NRHP)(editor-proxy)] </text:span><text:span text:style-name="T48">[pc_name: Green House] [pc_type:NRHP] [pc_owner: symthj@yahoo.com] [pc_status: complete] [pc_insertdate: 10/20/2011]</text:span><text:span text:style-name="T49"> </text:span><text:span text:style-name="T61"><text:s/></text:span></text:p>
                    </text:list-item>
                    <text:list-item>
                      <text:p text:style-name="P6"><text:span text:style-name="T48">record [role:(public)(registrant)(ER)] [pc_name: Magnetic Railway ] [pc_type:Section 106] [pc_owner: symthj@yahoo.com] [pc_status: complete] [pc_insertdate: 10/20/2011]</text:span><text:span text:style-name="T49"> </text:span></text:p>
                    </text:list-item>
                    <text:list-item>
                      <text:p text:style-name="P6"><text:span text:style-name="T48">record [role:(public)(registrant)(ER)(editor)] </text:span><text:span text:style-name="T48">[pc_name: Magnetic Railway ] [pc_type:Section 106] [pc_owner: symthj@yahoo.com] [pc_status: complete] [pc_insertdate: 10/20/2011]</text:span><text:span text:style-name="T49"> </text:span></text:p>
                    </text:list-item>
                    <text:list-item>
                      <text:p text:style-name="P6"><text:span text:style-name="T48">record [role:(public)(registrant)(ER)(editor-proxy)] [pc_name: Magnetic Railway ] [pc_type:Section 106] [pc_owner: symthj@yahoo.com] [pc_status: complete] [pc_insertdate: 10/20/2011]</text:span><text:span text:style-name="T49"> </text:span></text:p>
                    </text:list-item>
                    <text:list-item>
                      <text:p text:style-name="P6"><text:span text:style-name="T48">record [role:(gov)(registrant)(ER)(reviewer)] [pc_name: Magnetic Railway ] [pc_type:Section 106] [pc_owner: symthj@yahoo.com] [pc_status: complete] [pc_insertdate: 10/20/2011]</text:span><text:span text:style-name="T49"> </text:span></text:p>
                    </text:list-item>
                    <text:list-item>
                      <text:p text:style-name="P13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4683006" text:continue-numbering="true" text:style-name="L1">
        <text:list-item>
          <text:list>
            <text:list-item>
              <text:list>
                <text:list-item>
                  <text:p text:style-name="P9"><text:span text:style-name="T57">table [name:</text:span><text:span text:style-name="T17">Project</text:span><text:span text:style-name="T14">s_In_Progress</text:span><text:span text:style-name="T57">]</text:span></text:p>
                  <text:list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] <text:s text:c="13"/>[aip_name:] <text:s text:c="23"/>[aip_type:] <text:s text:c="17"/>[aip_owner:] <text:s text:c="16"/>[aip_insertdate: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editor)] <text:s text:c="5"/>[aip_name:The house on the corner] [aip_type:</text:span><text:span text:style-name="T6">National-Register</text:span><text:span text:style-name="T61">] [aip_owner:</text:span><text:a xlink:type="simple" xlink:href="mailto:smythj@yahoo.com"><text:span text:style-name="T61">smythj@yahoo.com</text:span></text:a><text:span text:style-name="T61">] [aip_insertdate:2011/10/23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aip_name:The house on the corner] [aip_type:</text:span><text:span text:style-name="T6">National-Register</text:span><text:span text:style-name="T61">] [aip_owner:</text:span><text:a xlink:type="simple" xlink:href="mailto:smythj@yahoo.com"><text:span text:style-name="T61">smythj@yahoo.com</text:span></text:a><text:span text:style-name="T61">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(help-desk)] <text:s text:c="2"/>[aip_name:Blue Bus Terminal] <text:s text:c="15"/>[aip_type:</text:span><text:span text:style-name="T4">National-Register]</text:span><text:span text:style-name="T57">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ER</text:span><text:span text:style-name="T57">)][aip_name:] <text:s text:c="3"/>[aip_type:] [aip_owner:] [aip_insertdate:] <text:s/>[aip_insertdate: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editor)] <text:s text:c="6"/>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proxy-editor)] 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help-desk)] <text:s text:c="3"/>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53">gov</text:span><text:span text:style-name="T23">)</text:span><text:span text:style-name="T57">(registrant)(</text:span><text:span text:style-name="T24">NRHP</text:span><text:span text:style-name="T57">)][aip_name:] [aip_type:] [aip_owner:] [aip_insertdate: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24">NRHP</text:span><text:span text:style-name="T57">)(reviewer)][aip_name:Mystery Spot] [aip_type:</text:span><text:span text:style-name="T4">National-Register</text:span><text:span text:style-name="T57">] [aip_owner:smythj@yahoo.com] [aip_insertdate:2011/10/23] </text:span></text:p>
                    </text:list-item>
                    <text:list-item>
                      <text:p text:style-name="P7">record [role:(<text:span text:style-name="T51">gov</text:span>)(registrant)(<text:span text:style-name="T20">NRHP</text:span>)(reviewer)][aip_name:The house on the corner] [aip_type:<text:span text:style-name="T2">National-Register</text:span>] [aip_owner:smythj@yahoo.com] [aip_insertdate:2011/10/23] 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24">NRHP</text:span><text:span text:style-name="T57">)(approver)][aip_name:Blue Bus Terminal] [aip_type:</text:span><text:span text:style-name="T4">National-Register]</text:span><text:span text:style-name="T57"> [aip_owner:smythj@yahoo.com] [aip_insertdate:2011/10/23] </text:span>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53">gov</text:span><text:span text:style-name="T23">)</text:span><text:span text:style-name="T57">(registrant)(</text:span><text:span text:style-name="T24">ER</text:span><text:span text:style-name="T57">)][aip_name:] [aip_type:] [aip_owner:] [aip_insertdate: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42">ER</text:span><text:span text:style-name="T57">)(reviewer)]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42">ER</text:span><text:span text:style-name="T57">)(approver)]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4">Registrant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[rn_name:James Tiberius Smyth II] [rn_email:smythj@yahoo.com] [rn_password:********] [rn_type:(<text:span text:style-name="T19">public</text:span>)(account)] [rn_insertdate:2011/10/01] </text:p>
                    </text:list-item>
                    <text:list-item>
                      <text:p text:style-name="P7">record [role:(<text:span text:style-name="T19">public</text:span>)(registrant)] [rn_name:James Tiberius Smyth II] [rn_email:smythj@yahoo.com] [rn_password:********] [rn_type:(<text:span text:style-name="T19">public</text:span>)(registrant)] [rn_insertdate:2011/10/01] </text:p>
                    </text:list-item>
                    <text:list-item>
                      <text:p text:style-name="P7"/>
                    </text:list-item>
                    <text:list-item>
                      <text:p text:style-name="P14">record [role:(<text:span text:style-name="T19">public</text:span>)(registrant)(<text:span text:style-name="T20">NRHP</text:span>)] [rn_name:James Tiberius Smyth II] [rn_email:smythj@yahoo.com] [rn_password:********] [rn_type:(<text:span text:style-name="T19">public</text:span>)(registrant)(<text:span text:style-name="T20">NRHP</text:span>)] [rn_insertdate:2011/10/23] </text:p>
                    </text:list-item>
                    <text:list-item>
                      <text:p text:style-name="P14"/>
                    </text:list-item>
                    <text:list-item>
                      <text:p text:style-name="P14">record [role:(<text:span text:style-name="T19">public</text:span>)(registrant)(<text:span text:style-name="T20">NRHP</text:span>)(editor)] [rn_name:James Tiberius Smyth II] [rn_email:smythj@yahoo.com] [rn_password:********] [rn_type:(<text:span text:style-name="T19">public</text:span>)(registrant)(<text:span text:style-name="T20">NRHP</text:span>)(editor)] [rn_insertdate:2011/10/23] </text:p>
                    </text:list-item>
                    <text:list-item>
                      <text:p text:style-name="P14">record [role:(<text:span text:style-name="T19">public</text:span>)(registrant)(<text:span text:style-name="T20">NRHP</text:span>)(proxy-editor)] [rn_name: Sirocco Quinton Jones] [rn_email:jonesc@google.com] [rn_password:********] [rn_type:(<text:span text:style-name="T19">public</text:span>)(registrant)] [rn_insertdate:2011/11/04] </text:p>
                    </text:list-item>
                    <text:list-item>
                      <text:p text:style-name="P25">record [role:(<text:span text:style-name="T19">public</text:span>)(registrant)(<text:span text:style-name="T20">NRHP</text:span>)(help-desk)] [rn_name: Tom Trainer] [rn_email:tt@michignan.<text:span text:style-name="T51">gov</text:span>] [rn_password:********] [rn_type:(<text:span text:style-name="T19">public</text:span>)(registant)(<text:span text:style-name="T20">NRHP</text:span>)(registrant)] [rn_insertdate:2011/01/30] 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 ] [rn_name:James Tiberius Smyth II] [rn_email:smythj@yahoo.com] [rn_password:********] [rn_type:</text:span><text:span text:style-name="T39">(</text:span><text:span text:style-name="T23">public</text:span><text:span text:style-name="T39">)(registant)</text:span><text:span text:style-name="T57">] [rn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editor)] [rn_name:James Tiberius Smyth II] [rn_email:smythj@yahoo.com] [rn_password:********] [rn_type:</text:span><text:span text:style-name="T39">(</text:span><text:span text:style-name="T23">public</text:span><text:span text:style-name="T39">)(registant)</text:span><text:span text:style-name="T57">] [rn_insertdate:2011/10/23] </text:span></text:p>
                    </text:list-item>
                    <text:list-item>
                      <text:p text:style-name="P14">record [role:(<text:span text:style-name="T19">public</text:span>)(registrant)(<text:span text:style-name="T40">ER</text:span>)(proxy-editor)] [rn_name: Matilda Johnson] [rn_email:mj@yahoo.com] [rn_password:********] [rn_type:(registrant)] [rn_insertdate:2011/11/04] 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6950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5">record [role:(<text:span text:style-name="T51">gov</text:span>)(<text:span text:style-name="T19">account</text:span>)] [rn_name: Mr Biggles] [rn_email:mrbiggles@michigan.<text:span text:style-name="T51">gov</text:span>] [rn_password:********] [rn_type:(<text:span text:style-name="T51">gov</text:span>)(registrant)] [rn_insertdate:2011/10/23]</text:p>
                    </text:list-item>
                    <text:list-item>
                      <text:p text:style-name="P25">record [role:(<text:span text:style-name="T51">gov</text:span>)(registrant)] [rn_name: Mr Biggles] [rn_email:mrbiggles@michigan.<text:span text:style-name="T51">gov</text:span>] [rn_password:********] [rn_type:(<text:span text:style-name="T51">gov</text:span>)(registrant)] [rn_insertdate:2011/10/23] </text:p>
                    </text:list-item>
                    <text:list-item>
                      <text:p text:style-name="P25"/>
                    </text:list-item>
                    <text:list-item>
                      <text:p text:style-name="P25">record [role:(<text:span text:style-name="T51">gov</text:span>)(registrant)(<text:span text:style-name="T20">NRHP</text:span>)] [rn_name:Ted G] [rn_email:mrbiggles@michigan.gov] [rn_password:********] [rn_type:(<text:span text:style-name="T19">public</text:span>)(registant)(<text:span text:style-name="T20">NRHP</text:span>)(reviewer)] [rn_insertdate:2011/01/03] </text:p>
                    </text:list-item>
                    <text:list-item>
                      <text:p text:style-name="P25">record [role:(<text:span text:style-name="T51">gov</text:span>)(registrant)(<text:span text:style-name="T20">NRHP</text:span>)(reviewer)] [rn_name:Ted G] [rn_email:mrbiggles@michigan.gov] [rn_password:********] [rn_type:(<text:span text:style-name="T19">public</text:span>)(registant)(<text:span text:style-name="T20">NRHP</text:span>)(reviewer)] [rn_insertdate:2011/01/03] </text:p>
                    </text:list-item>
                    <text:list-item>
                      <text:p text:style-name="P25">record [role:(<text:span text:style-name="T51">gov</text:span>)(registrant)(<text:span text:style-name="T20">NRHP</text:span>)(approver)] [rn_name: Sally R] [rn_email:sr@michignan.<text:span text:style-name="T51">gov</text:span>] [rn_password:********] [rn_type:(<text:span text:style-name="T19">public</text:span>)(registant)(<text:span text:style-name="T20">NRHP</text:span>)(approver)] [rn_insertdate:2011/01/30] </text:p>
                    </text:list-item>
                    <text:list-item>
                      <text:p text:style-name="P25">record [role:(<text:span text:style-name="T51">gov</text:span>)(registrant)(<text:span text:style-name="T20">NRHP</text:span>)(manager)] [rn_name: Roger D] [rn_email:rd@michignan.<text:span text:style-name="T51">gov</text:span>] [rn_password:********] [rn_type:(<text:span text:style-name="T19">public</text:span>)(registant)(<text:span text:style-name="T20">NRHP</text:span>)(manager)] [rn_insertdate:2011/01/30] </text:p>
                    </text:list-item>
                    <text:list-item>
                      <text:p text:style-name="P25"/>
                    </text:list-item>
                    <text:list-item>
                      <text:p text:style-name="P25">record [role:(<text:span text:style-name="T51">gov</text:span>)(registrant)(<text:span text:style-name="T40">ER</text:span>)] [rn_name: Diane T] [rn_email:dt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5">record [role:(<text:span text:style-name="T51">gov</text:span>)(registrant)(<text:span text:style-name="T40">ER</text:span>)(reviewer)] [rn_name: Diane T] [rn_email:dt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5">record [role:(<text:span text:style-name="T51">gov</text:span>)(registrant)(<text:span text:style-name="T40">ER</text:span>)(approver)] [rn_name: Billy C] [rn_email:bc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5">record [role:(<text:span text:style-name="T51">gov</text:span>)(registrant)(<text:span text:style-name="T40">ER</text:span>)(manager)] [rn_name: Barney R] [rn_email:br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5">record [role:(<text:span text:style-name="T19">public</text:span>)(registrant)(<text:span text:style-name="T40">ER</text:span>)(help-desk)] [rn_name: Tom Trainer] [rn_email:tt@michignan.<text:span text:style-name="T51">gov</text:span>] [rn_password:********] [rn_type:(<text:span text:style-name="T51">gov</text:span>)(registrant)] [rn_insertdate:2011/01/30] 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Telephone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[ph_number:] [ph_type:] [ph_owner:] [ph_insertdate:] </text:p>
                    </text:list-item>
                    <text:list-item>
                      <text:p text:style-name="P7">record [role:(<text:span text:style-name="T19">public</text:span>)(registrant)][ph_number:444.444.4444] [ph_type:mobile] [ph_owner:smythj@yahoo.com] [ph_insertdate:2011/10/23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19">public</text:span>)(registrant)(<text:span text:style-name="T20">NRHP</text:span>)][ph_number:444.444.4444] [ph_type:mobile] [ph_owner:smythj@yahoo.com] [ph_insertdate:2011/10/23] </text:p>
                    </text:list-item>
                    <text:list-item>
                      <text:p text:style-name="P26"/>
                    </text:list-item>
                    <text:list-item>
                      <text:p text:style-name="P26">record [role:(<text:span text:style-name="T19">public</text:span>)(registrant)(<text:span text:style-name="T20">NRHP</text:span>)(editor)][ph_number:444.444.4444] [ph_type:mobile] [ph_owner:smythj@yahoo.com] [ph_insertdate:2011/10/23] </text:p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NRHP)(editor-proxy)][ph_number:444.444.4444] [ph_type:mobile] [ph_owner:jonesc@google.com] [ph_insertdate:2011/10/23] </text:span></text:p>
                    </text:list-item>
                    <text:list-item>
                      <text:p text:style-name="P26"/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ER)] [ph_number:444.444.4444] [ph_type:mobile] [ph_owner:smythj@yahoo.com] [ph_insertdate:2011/11/04] </text:span></text:p>
                    </text:list-item>
                    <text:list-item>
                      <text:p text:style-name="P26">record [role:(<text:span text:style-name="T19">public</text:span>)(registrant)(<text:span text:style-name="T40">ER</text:span>)(editor)] [ph_number:444.444.4444] [ph_type:mobile] [ph_owner:smythj@yahoo.com] [ph_insertdate:2011/10/23] </text:p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ER)(editor-proxy)] [ph_number:444.444.3333] [ph_type:mobile] [ph_owner:mj@yahoo.com] [ph_insertdate:2011/11/04] </text:span></text:p>
                    </text:list-item>
                    <text:list-item>
                      <text:p text:style-name="P26"/>
                    </text:list-item>
                    <text:list-item>
                      <text:p text:style-name="P7">record [role:(<text:span text:style-name="T51">gov</text:span>)(<text:span text:style-name="T19">account</text:span>)][ph_number:] [ph_type:] [ph_owner:] [ph_insertdate:]</text:p>
                    </text:list-item>
                    <text:list-item>
                      <text:p text:style-name="P7">record [role:(<text:span text:style-name="T51">gov</text:span>)(registrant)][ph_number:517.234.2345] [ph_type:mobile] [ph_owner:<text:span text:style-name="T38">mrbiggles@michigan.</text:span><text:span text:style-name="T51">gov</text:span>] [ph_insertdate:2011/10/11]</text:p>
                    </text:list-item>
                    <text:list-item>
                      <text:p text:style-name="P7">record [role:(<text:span text:style-name="T51">gov</text:span>)(registrant)][ph_number:517.487.0003] [ph_type:work] [ph_owner:<text:span text:style-name="T38">mrbiggles@michigan.</text:span><text:span text:style-name="T51">gov</text:span>] [ph_insertdate:2011/10/11]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20">NRHP</text:span>) ][ph_number:222.444.3332] [ph_type:work] [ph_owner:mrbiggles@michigan.gov] [ph_insertdate:2011/11/11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20">NRHP</text:span>)(reviewer)][ph_number:222.444.3332] [ph_type:work] [ph_owner:mrbiggles@michigan.gov] [ph_insertdate:2011/11/11] </text:p>
                    </text:list-item>
                    <text:list-item>
                      <text:p text:style-name="P7">record [role:(<text:span text:style-name="T51">gov</text:span>)(registrant)(<text:span text:style-name="T20">NRHP</text:span>)(manager)][ph_number:222.444.3333] [ph_type:work] [ph_owner:rd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20">NRHP</text:span>)(approver)][ph_number:222.444.3334] [ph_type:work] [ph_owner:sr@michigan.<text:span text:style-name="T51">gov</text:span>] [ph_insertdate:2011/11/11] </text:p>
                    </text:list-item>
                    <text:list-item>
                      <text:p text:style-name="P7">record [role:(<text:span text:style-name="T19">public</text:span>)(registrant)(<text:span text:style-name="T20">NRHP</text:span>)(help-desk)][ph_number:222.444.3336] [ph_type:work] [ph_owner:tt@michigan.<text:span text:style-name="T51">gov</text:span>] [ph_insertdate:2011/11/11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40">ER</text:span>) ] <text:s/>[ph_number:222.444.3333] [ph_type:work] [ph_owner:dt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reviewer) ][ph_number:222.444.3333] [ph_type:work] [ph_owner:dt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manager) ][ph_number:222.444.3333] [ph_type:work] [ph_owner:rd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approver) ] [ph_number:222.444.3335] [ph_type:work] [ph_owner:bc@michigan.<text:span text:style-name="T51">gov</text:span>] [ph_insertdate:2011/11/11] </text:p>
                    </text:list-item>
                    <text:list-item>
                      <text:p text:style-name="P7">record [role:(<text:span text:style-name="T19">public</text:span>)(registrant)(<text:span text:style-name="T40">ER</text:span>)(help-desk) ] [ph_number:222.444.3336] [ph_type:work] [ph_owner:tt@michigan.<text:span text:style-name="T51">gov</text:span>] [ph_insertdate:2011/11/11] </text:p>
                    </text:list-item>
                    <text:list-item>
                      <text:p text:style-name="P7"/>
                    </text:list-item>
                  </text:list>
                </text:list-item>
                <text:list-item>
                  <text:p text:style-name="P9"><text:span text:style-name="T57">table [name:</text:span><text:span text:style-name="T15">Mailing_Addresses</text:span><text:span text:style-name="T59">]</text:span></text:p>
                  <text:list>
                    <text:list-item>
                      <text:p text:style-name="P7">record [role:(<text:span text:style-name="T19">public</text:span>)(<text:span text:style-name="T19">account</text:span>)] [ma_street:] [ma_municipality:] [ma_state:] [ma_postalcode:] [ma_owner:][ma_insertdate:] </text:p>
                    </text:list-item>
                    <text:list-item>
                      <text:p text:style-name="P27"><text:span text:style-name="T60">record [role:(</text:span><text:span text:style-name="T25">public</text:span><text:span text:style-name="T60">)(registrant)] [ma_street:6767 West St] [ma_municipality:Caseville] [ma_state:MI] [ma_postalcode:48725] [ma_owner:</text:span><text:a xlink:type="simple" xlink:href="mailto:smythj@yahoo.com"><text:span text:style-name="T60">smythj@yahoo.com</text:span></text:a><text:span text:style-name="T60">][ma_insertdate:2011/10/23]</text:span></text:p>
                    </text:list-item>
                    <text:list-item>
                      <text:p text:style-name="P6"><text:span text:style-name="T48">record [role: (</text:span><text:span text:style-name="T30">public</text:span><text:span text:style-name="T48">)(registrant)(NRHP) ] </text:span><text:span text:style-name="T49">[ma_street:6767 West St] [ma_municipality:Caseville] [ma_state:MI] [ma_postalcode:48725] [ma_owner:</text:span><text:a xlink:type="simple" xlink:href="mailto:smythj@yahoo.com"><text:span text:style-name="T60">smythj@yahoo.com</text:span></text:a><text:span text:style-name="T49">][ma_insertdate:2011/10/23]</text:span></text:p>
                    </text:list-item>
                    <text:list-item>
                      <text:p text:style-name="P7">record [role:(<text:span text:style-name="T19">public</text:span>)(registrant)(<text:span text:style-name="T20">NRHP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7"><text:span text:style-name="T19">record [role:(public)(registrant)(</text:span><text:span text:style-name="T20">NRHP</text:span><text:span text:style-name="T19">)(proxy-editor)] [ma_street:90 Main St] [ma_municipality:Lansing] [ma_state:MI] [ma_postalcode:48712] [ma_owner:jonesc@google.com][ma_insertdate:2011/10/23] </text:span></text:p>
                    </text:list-item>
                    <text:list-item>
                      <text:p text:style-name="P13"/>
                    </text:list-item>
                    <text:list-item>
                      <text:p text:style-name="P17"><text:span text:style-name="T47">record [role: (</text:span><text:span text:style-name="T29">public</text:span><text:span text:style-name="T47">)(registrant)(ER) ] </text:span><text:span text:style-name="T46">[ma_street:6767 West St] [ma_municipality:Caseville] [ma_state:MI] [ma_postalcode:48725] [ma_owner:</text:span><text:a xlink:type="simple" xlink:href="mailto:smythj@yahoo.com"><text:span text:style-name="T60">smythj@yahoo.com</text:span></text:a><text:span text:style-name="T46">][ma_insertdate:2011/10/23]</text:span></text:p>
                    </text:list-item>
                    <text:list-item>
                      <text:p text:style-name="P14">record [role:(<text:span text:style-name="T19">public</text:span>)(registrant)(<text:span text:style-name="T40">ER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14">record [role:(<text:span text:style-name="T19">public</text:span>)(registrant)(<text:span text:style-name="T40">ER</text:span>)(proxy-editor)] [ma_street: 2512 Cedar St] [ma_municipality:Lansing] [ma_state:MI] [ma_postalcode:48712] [ma_owner:johnsonm@yahoo.com][ma_insertdate:2011/10/23] </text:p>
                    </text:list-item>
                    <text:list-item>
                      <text:p text:style-name="P28">record [role:(public)(registrant)(<text:span text:style-name="T1">NRHP</text:span>)(help-desk)] [ma_street:101 Allegen] [ma_municipality:Lansing] [ma_state:MI] [ma_postalcode:48912] [ma_owner:tt@michigan.<text:span text:style-name="T51">gov</text:span>][ma_insertdate:2011/11/13 </text:p>
                    </text:list-item>
                    <text:list-item>
                      <text:p text:style-name="P28">record [role:(public)(registrant)(<text:span text:style-name="T40">ER</text:span>)(help-desk)] [ma_street:101 Allegen] [ma_municipality:Lansing] [ma_state:MI] [ma_postalcode:48912] [ma_owner:tt@michigan.<text:span text:style-name="T51">gov</text:span>][ma_insertdate:2011/11/13] </text:p>
                    </text:list-item>
                    <text:list-item>
                      <text:p text:style-name="P28">record [role:(<text:span text:style-name="T51">gov</text:span>)(registrant)(<text:span text:style-name="T1">NRHP</text:span>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8">record [role:(<text:span text:style-name="T51">gov</text:span>)(registrant)(<text:span text:style-name="T1">NRHP</text:span>)(review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8">record [role:(<text:span text:style-name="T51">gov</text:span>)(registrant)(<text:span text:style-name="T1">NRHP</text:span>)(approver)] [ma_street: 101 Allegen] [ma_municipality:Lansing] [ma_state:MI] [ma_postalcode:48912] [ma_owner:sr@michigan.<text:span text:style-name="T51">gov</text:span>][ma_insertdate:2011/11/03] </text:p>
                    </text:list-item>
                    <text:list-item>
                      <text:p text:style-name="P28">record [role:(<text:span text:style-name="T51">gov</text:span>)(registrant)(<text:span text:style-name="T1">NRHP</text:span>)(manag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8"/>
                    </text:list-item>
                    <text:list-item>
                      <text:p text:style-name="P28">record [role:(<text:span text:style-name="T51">gov</text:span>)(account)] [ma_street:] [ma_municipality:] [ma_state:] [ma_postalcode:] [ma_owner:][ma_insertdate:] </text:p>
                    </text:list-item>
                    <text:list-item>
                      <text:p text:style-name="P28">record [role:(<text:span text:style-name="T51">gov</text:span>)(registrant)] [ma_street:101 Allegan] [ma_municipality:Lansing] [ma_state:MI] [ma_postalcode:48912] [ma_owner:mrbiggles@michigan.<text:span text:style-name="T51">gov</text:span>][ma_insertdate:2011/10/12] </text:p>
                    </text:list-item>
                    <text:list-item>
                      <text:p text:style-name="P28"/>
                    </text:list-item>
                    <text:list-item>
                      <text:p text:style-name="P17"><text:span text:style-name="T25">record [role:(</text:span><text:span text:style-name="T54">gov</text:span><text:span text:style-name="T25">)(registrant)(</text:span><text:span text:style-name="T44">ER</text:span><text:span text:style-name="T25">)] [ma_street: 101 Allegen] [ma_municipality:Lansing] [ma_state:MI] [ma_postalcode:48912] [ma_owner:</text:span><text:a xlink:type="simple" xlink:href="mailto:dt@michigan.gov"><text:span text:style-name="T60">dt@michigan.</text:span></text:a><text:a xlink:type="simple" xlink:href="mailto:dt@michigan.gov"><text:span text:style-name="T54">gov</text:span></text:a><text:span text:style-name="T25">][ma_insertdate:2011/11/03] </text:span>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43">ER</text:span><text:span text:style-name="T27">)(reviewer)] [ma_street: 101 Allegen] [ma_municipality:Lansing] [ma_state:MI] [ma_postalcode:48912] [ma_owner:</text:span><text:a xlink:type="simple" xlink:href="mailto:dt@michigan.gov"><text:span text:style-name="T60">dt@michigan.</text:span></text:a><text:a xlink:type="simple" xlink:href="mailto:dt@michigan.gov"><text:span text:style-name="T54">gov</text:span></text:a><text:span text:style-name="T27">][ma_insertdate:2011/11/03] </text:span></text:p>
                    </text:list-item>
                    <text:list-item>
                      <text:p text:style-name="P28">record [role:(<text:span text:style-name="T51">gov</text:span>)(registrant)(<text:span text:style-name="T40">ER</text:span>)(approver)] [ma_street: 101 Allegen] [ma_municipality:Lansing] [ma_state:MI] [ma_postalcode:48912] [ma_owner:bc@michigan.<text:span text:style-name="T51">gov</text:span>][ma_insertdate:2011/11/03] </text:p>
                    </text:list-item>
                    <text:list-item>
                      <text:p text:style-name="P28">record [role:(<text:span text:style-name="T51">gov</text:span>)(registrant)(<text:span text:style-name="T40">ER</text:span>)(manager)] [ma_street: 101 Allegen] [ma_municipality:Lansing] [ma_state:MI] [ma_postalcode:48912] [ma_owner:rd@michigan.<text:span text:style-name="T51">gov</text:span>][ma_insertdate:2011/11/03] </text:p>
                    </text:list-item>
                    <text:list-item>
                      <text:p text:style-name="P28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34681327" text:continue-numbering="true" text:style-name="L1">
        <text:list-item>
          <text:list>
            <text:list-item>
              <text:list>
                <text:list-item>
                  <text:p text:style-name="P9"><text:span text:style-name="T57">table [name:</text:span><text:span text:style-name="T15">IndividualStatu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<text:s/>[exp_experience: ] [exp_expertise: ] [exp_status: ] [exp_insertdate: ] [exp_owner:]</text:p>
                    </text:list-item>
                    <text:list-item>
                      <text:p text:style-name="P27"><text:span text:style-name="T60">record [role:(</text:span><text:span text:style-name="T25">public</text:span><text:span text:style-name="T60">)(registrant)] <text:s/>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60">]</text:span></text:p>
                    </text:list-item>
                    <text:list-item>
                      <text:p text:style-name="P7"/>
                    </text:list-item>
                    <text:list-item>
                      <text:p text:style-name="P6"><text:span text:style-name="T49">record [role:(</text:span><text:span text:style-name="T27">public</text:span><text:span text:style-name="T49">)(registrant)(NRHP)] 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49">]</text:span></text:p>
                    </text:list-item>
                    <text:list-item>
                      <text:p text:style-name="P7">record [role:(<text:span text:style-name="T19">public</text:span>)(registrant)(<text:span text:style-name="T20">NRHP</text:span>)(editor)] <text:s/>[exp_experience: Novice] [exp_expertise:Novice] [exp_status:Novice] [exp_insertdate: 2011/11/04] [exp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 <text:s/>[exp_experience: Successful Nomination] [exp_expertise:Related Training] [exp_status: Apprentice] [exp_insertdate: 2011/11/04][exp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49">record [role:(</text:span><text:span text:style-name="T27">public</text:span><text:span text:style-name="T49">)(registrant)(ER)] 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49">]</text:span>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<text:span text:style-name="T19">account</text:span>)] <text:s/>[exp_experience: ] [exp_expertise: ] [exp_status: ] [exp_insertdate: ] [exp_owner:]</text:p>
                    </text:list-item>
                    <text:list-item>
                      <text:p text:style-name="P9"><text:span text:style-name="T45">record [role:(</text:span><text:span text:style-name="T53">gov</text:span><text:span text:style-name="T45">)(registrant)] <text:s/></text:span><text:span text:style-name="T23">[exp_experience: Portfolio of Projects ] [exp_expertise: Advanced Training] [exp_status: Advanced Professional] [exp_insertdate:2011/11/14 ]</text:span></text:p>
                    </text:list-item>
                    <text:list-item>
                      <text:p text:style-name="P28"/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reviewer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28">NRHP</text:span><text:span text:style-name="T27">)(approver) ] <text:s/>[exp_experience:Prtfolio of Projects ] [exp_expertise: Advanced Training] [exp_status: Advanced Professional] [exp_insertdate: 2011/10/12] [exp_owner:</text:span><text:a xlink:type="simple" xlink:href="mailto:sr@michigan.gov"><text:span text:style-name="T60">sr@michigan.</text:span></text:a><text:a xlink:type="simple" xlink:href="mailto:sr@michigan.gov"><text:span text:style-name="T54">gov</text:span></text:a><text:span text:style-name="T27">]</text:span></text:p>
                    </text:list-item>
                    <text:list-item>
                      <text:p text:style-name="P28">record [role:(<text:span text:style-name="T51">gov</text:span>)(registrant)(<text:span text:style-name="T1">NRHP</text:span>)(manager) ] <text:s/>[exp_experience:Portfolio of Projects ] [exp_expertise: Advanced Training] [exp_status: Advanced Professional] [exp_insertdate: 2011/10/12] [exp_owner:rd@michigan.<text:span text:style-name="T51">gov</text:span>]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(help-desk)] <text:s/>[exp_experience: </text:span><text:span text:style-name="T23">Portfolio of Projects </text:span><text:span text:style-name="T57">] [exp_expertise: </text:span><text:span text:style-name="T23">Advanced Training</text:span><text:span text:style-name="T57">] [exp_status: </text:span><text:span text:style-name="T23">Advanced Professional</text:span><text:span text:style-name="T57">] [exp_insertdate:2011/11/14 ] [exp_owner:tt@michigan.</text:span><text:span text:style-name="T53">gov</text:span><text:span text:style-name="T57">]</text:span></text:p>
                    </text:list-item>
                    <text:list-item>
                      <text:p text:style-name="P7"/>
                    </text:list-item>
                    <text:list-item>
                      <text:p text:style-name="P28"><text:span text:style-name="T23">record [role:(</text:span><text:span text:style-name="T51">gov</text:span><text:span text:style-name="T23">)(registrant)(</text:span><text:span text:style-name="T40">ER</text:span><text:span text:style-name="T23">) ] <text:s/>[exp_experience: Portfolio of Projects] [exp_expertise: Advanced Training] [exp_status: Advanced Professional] [exp_insertdate: 2011/10/06] [exp_owner:dt@michigan.</text:span><text:span text:style-name="T51">gov</text:span><text:span text:style-name="T23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 <text:s/>[exp_experience: Novice] [exp_expertise:Novice] [exp_status:Novice] [exp_insertdate: 2011/11/04] [exp_owner:</text:span><text:a xlink:type="simple" xlink:href="mailto:smy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27">record [role:(public)(registrant)(</text:span><text:span text:style-name="T43">ER</text:span><text:span text:style-name="T27">)(proxy-editor)] <text:s/>[exp_experience: Portfolio of Projects] [exp_expertise:Advanced Training] [exp_status: Advanced Professional] [exp_insertdate: 2011/11/04] [exp_owner:</text:span><text:a xlink:type="simple" xlink:href="mailto:johnsonm@yahoo.com"><text:span text:style-name="T60">johnsonm@yahoo.com</text:span></text:a><text:span text:style-name="T27">]</text:span></text:p>
                    </text:list-item>
                    <text:list-item>
                      <text:p text:style-name="P28">record [role:(<text:span text:style-name="T51">gov</text:span>)(registrant)(<text:span text:style-name="T40">ER</text:span>)(reviewer)] <text:s/>[exp_experience: Portfolio of Projects] [exp_expertise: Advanced Training] [exp_status: Advanced Professional] [exp_insertdate: 2011/10/06] [exp_owner:dt@michigan.<text:span text:style-name="T51">gov</text:span>]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43">ER</text:span><text:span text:style-name="T27">)(approver)] <text:s/>[exp_experience: Portfolio of Projects] [exp_expertise: Advanced Training] [exp_status: Advanced Professional] [exp_insertdate: 2011/10/06] [exp_owner:</text:span><text:a xlink:type="simple" xlink:href="mailto:bc@michigan.gov"><text:span text:style-name="T60">bc@michigan.</text:span></text:a><text:a xlink:type="simple" xlink:href="mailto:bc@michigan.gov"><text:span text:style-name="T54">gov</text:span></text:a><text:span text:style-name="T27">]</text:span></text:p>
                    </text:list-item>
                    <text:list-item>
                      <text:p text:style-name="P28">record [role:(<text:span text:style-name="T51">gov</text:span>)(registrant)(<text:span text:style-name="T40">ER</text:span>)(manager)] <text:s/>[exp_experience: Portfolio of Projects] [exp_expertise: Advanced Training] [exp_status: Advanced Professional] [exp_insertdate: 2011/10/06] [exp_owner:br@michigan.<text:span text:style-name="T51">gov</text:span>]</text:p>
                    </text:list-item>
                    <text:list-item>
                      <text:p text:style-name="P28">record [role:(public)(registrant)(<text:span text:style-name="T40">ER</text:span>)(help-desk)] <text:s/>[exp_experience: Portfolio of Projects ] [exp_expertise: Advanced Training] [exp_status: Advanced Professional] [exp_insertdate:2011/11/14 ] [exp_owner:tt@michigan.<text:span text:style-name="T51">gov</text:span>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Comment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(<text:span text:style-name="T20">NRHP</text:span>)(editor)] [cm_no:] [cm_threadno:] [cm_text: you bet] [cm_rnno:] [cm_pgno:] [cm_prno:] [cm_insertdate:2011/11/04] [cm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 [cm_no:] [cm_threadno:] [cm_text: needs pain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reviewer)] [cm_no:] [cm_threadno:] [cm_text: needs and some soap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approver)] [cm_no:] [cm_threadno:] [cm_text: go to go] [cm_rnno:] [cm_pgno:] [cm_prno:] [cm_insertdate:2011/11/04] [cm_owner:</text:span><text:a xlink:type="simple" xlink:href="mailto:tg@michigan.gov"><text:span text:style-name="T61">mrbiggles@michigan.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 [cm_no:] [cm_threadno:] [cm_text: go to go] [cm_rnno:] [cm_pgno:] [cm_prno:] [cm_insertdate:2011/11/04] [cm_owner:</text:span><text:a xlink:type="simple" xlink:href="mailto:tg@michigan.gov"><text:span text:style-name="T61">mrbiggles@michigan.gov</text:span></text:a><text:span text:style-name="T61">]</text:span>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19">public</text:span>)(<text:span text:style-name="T19">account</text:span>)] [cm_no:] [cm_threadno:] [cm_text: ] [cm_rnno:] [cm_pgno:] [cm_prno:] [cm_insertdate:] [cm_owner:]</text:p>
                    </text:list-item>
                    <text:list-item>
                      <text:p text:style-name="P7">record [role:(<text:span text:style-name="T51">gov</text:span>)(registrant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(<text:span text:style-name="T40">ER</text:span>)(editor)] [cm_no:] [cm_threadno:] [cm_text: winter is cold] [cm_rnno:] [cm_pgno:] [cm_prno:] [cm_insertdate:2011/11/04] [cm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 [cm_no:] [cm_threadno:] [cm_text: this is i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43">ER</text:span><text:span text:style-name="T61">)(reviewer)] [cm_no:] [cm_threadno:] [cm_text: this is i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43">ER</text:span><text:span text:style-name="T61">)(approver)] [cm_no:] [cm_threadno:] [cm_text: do not wait do it] [cm_rnno:] [cm_pgno:] [cm_prno:] [cm_insertdate:2011/11/04] [cm_owner:</text:span><text:a xlink:type="simple" xlink:href="mailto:dt@michigan.gov"><text:span text:style-name="T61">dt@michigan.</text:span></text:a><text:a xlink:type="simple" xlink:href="mailto:dt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help-desk)] [cm_no:] [cm_threadno:] [cm_text: do not wait do it] [cm_rnno:] [cm_pgno:] [cm_prno:] [cm_insertdate:2011/11/04] [cm_owner:dt</text:span><text:a xlink:type="simple" xlink:href="mailto:jones@yahoo.com"><text:span text:style-name="T61">@</text:span></text:a><text:span text:style-name="T61">michigan.</text:span><text:span text:style-name="T55">gov</text:span><text:span text:style-name="T61">]</text:span></text:p>
                    </text:list-item>
                  </text:list>
                </text:list-item>
                <text:list-item>
                  <text:p text:style-name="P7"><text:s text:c="2"/></text:p>
                </text:list-item>
              </text:list>
            </text:list-item>
            <text:list-item>
              <text:p text:style-name="P7">Sessions</text:p>
              <text:list>
                <text:list-item>
                  <text:p text:style-name="P27"><text:span text:style-name="T60">(</text:span><text:span text:style-name="T25">public</text:span><text:span text:style-name="T60">)(</text:span><text:span text:style-name="T25">account</text:span><text:span text:style-name="T60">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27"><text:span text:style-name="T60">(</text:span><text:span text:style-name="T25">public</text:span><text:span text:style-name="T60">)(registrant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27"><text:span text:style-name="T60">(</text:span><text:span text:style-name="T25">public</text:span><text:span text:style-name="T60">)(registrant)(NRHP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8">NRHP</text:span><text:span text:style-name="T61">)(editor) [email:</text:span><text:a xlink:type="simple" xlink:href="mailto:smithj@yahoo.com"><text:span text:style-name="T61">smythj@yahoo.com</text:span></text:a><text:span text:style-name="T61">]</text:span></text:p>
                </text:list-item>
                <text:list-item>
                  <text:p text:style-name="P27"><text:span text:style-name="T60">(</text:span><text:span text:style-name="T25">public</text:span><text:span text:style-name="T60">)(registrant)(</text:span><text:span text:style-name="T32">NRHP</text:span><text:span text:style-name="T60">)(editor-proxy) [email:</text:span><text:a xlink:type="simple" xlink:href="mailto:jonesc@google.com"><text:span text:style-name="T60">jonesc@google.com</text:span></text:a><text:span text:style-name="T60"> ]</text:span></text:p>
                </text:list-item>
                <text:list-item>
                  <text:p text:style-name="P27"><text:span text:style-name="T60">(</text:span><text:span text:style-name="T25">public</text:span><text:span text:style-name="T60">)(registrant)(</text:span><text:span text:style-name="T32">ER</text:span><text:span text:style-name="T60">) [email:</text:span><text:a xlink:type="simple" xlink:href="mailto:smithj@yahoo.com"><text:span text:style-name="T60">smythj@yahoo.com</text:span></text:a><text:span text:style-name="T60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8">ER</text:span><text:span text:style-name="T61">)(editor) [email:</text:span><text:a xlink:type="simple" xlink:href="mailto:smithj@yahoo.com"><text:span text:style-name="T61">smythj@yahoo.com</text:span></text:a><text:span text:style-name="T61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43">ER</text:span><text:span text:style-name="T61">)(editor-proxy)[email:</text:span><text:a xlink:type="simple" xlink:href="mailto:johnsonm@yahoo.com"><text:span text:style-name="T61">johnsonm@yahoo.com</text:span></text:a><text:span text:style-name="T61">]</text:span></text:p>
                </text:list-item>
                <text:list-item>
                  <text:p text:style-name="P7"/>
                </text:list-item>
                <text:list-item>
                  <text:p text:style-name="P27"><text:span text:style-name="T60">(</text:span><text:span text:style-name="T54">gov</text:span><text:span text:style-name="T60">)(registrant) [email:mrbiggles</text:span><text:a xlink:type="simple" xlink:href="mailto:smithj@yahoo.com"><text:span text:style-name="T60">@</text:span></text:a><text:span text:style-name="T60">michigan.</text:span><text:span text:style-name="T54">gov</text:span><text:span text:style-name="T60">]</text:span></text:p>
                </text:list-item>
                <text:list-item>
                  <text:p text:style-name="P7">(<text:span text:style-name="T51">gov</text:span>)(<text:span text:style-name="T19">account</text:span>)[email:mrbiggles@michigan.<text:span text:style-name="T51">gov</text:span>]</text:p>
                </text:list-item>
                <text:list-item>
                  <text:p text:style-name="P27"><text:span text:style-name="T60">(</text:span><text:span text:style-name="T54">gov</text:span><text:span text:style-name="T60">)(registrant)[email:</text:span><text:a xlink:type="simple" xlink:href="mailto:mrbiggles@michigan.gov"><text:span text:style-name="T60">mrbiggles@michigan.</text:span></text:a><text:a xlink:type="simple" xlink:href="mailto:mrbiggles@michigan.gov"><text:span text:style-name="T54">gov</text:span></text:a><text:span text:style-name="T60">]</text:span></text:p>
                </text:list-item>
                <text:list-item>
                  <text:p text:style-name="P25">(<text:span text:style-name="T51">gov</text:span>)(registrant)(<text:span text:style-name="T20">NRHP</text:span>) [email:mrbiggles@michigan.gov] </text:p>
                </text:list-item>
                <text:list-item>
                  <text:p text:style-name="P7">(<text:span text:style-name="T51">gov</text:span>)(registrant)(<text:span text:style-name="T20">NRHP</text:span>)(reviewer)[email:mrbiggles@michigan.gov]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help-desk)[email:</text:span><text:a xlink:type="simple" xlink:href="mailto:tt@michigan.gov"><text:span text:style-name="T61">tt@michigan.</text:span></text:a><text:a xlink:type="simple" xlink:href="mailto:tt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approver)[email:</text:span><text:a xlink:type="simple" xlink:href="mailto:sr@michigan.gov"><text:span text:style-name="T61">sr@michigan.</text:span></text:a><text:a xlink:type="simple" xlink:href="mailto:sr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manager)[email:</text:span><text:a xlink:type="simple" xlink:href="mailto:rd@michigan.gov"><text:span text:style-name="T61">rd@michigan.</text:span></text:a><text:a xlink:type="simple" xlink:href="mailto:rd@michigan.gov"><text:span text:style-name="T55">gov</text:span></text:a><text:span text:style-name="T61">]</text:span></text:p>
                </text:list-item>
                <text:list-item>
                  <text:p text:style-name="P25"><text:span text:style-name="T57">(</text:span><text:span text:style-name="T51">gov</text:span><text:span text:style-name="T57">)(registrant)(</text:span><text:span text:style-name="T40">ER</text:span><text:span text:style-name="T57">)] <text:s/>[email:dt@michignan.</text:span><text:span text:style-name="T51">gov</text:span><text:span text:style-name="T57">] 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reviewer)[email:</text:span><text:a xlink:type="simple" xlink:href="mailto:dt@michigan.gov"><text:span text:style-name="T61">dt@michigan.</text:span></text:a><text:a xlink:type="simple" xlink:href="mailto:dt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</text:span><text:span text:style-name="T55">gov</text:span><text:span text:style-name="T61">)(registrant)(</text:span><text:span text:style-name="T43">ER</text:span><text:span text:style-name="T61">)(approver)[email:</text:span><text:a xlink:type="simple" xlink:href="mailto:bc@michigan.gov"><text:span text:style-name="T61">bc@michigan.</text:span></text:a><text:a xlink:type="simple" xlink:href="mailto:bc@michigan.gov"><text:span text:style-name="T55">gov</text:span></text:a><text:span text:style-name="T61">]</text:span></text:p>
                </text:list-item>
                <text:list-item>
                  <text:p text:style-name="P7">(<text:span text:style-name="T51">gov</text:span>)(registrant)(<text:span text:style-name="T40">ER</text:span>)(manager)[email:rd@michigan.<text:span text:style-name="T51">gov</text:span>]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help-desk)[email:</text:span><text:a xlink:type="simple" xlink:href="mailto:tt@michigan.gov"><text:span text:style-name="T61">tt@michigan.</text:span></text:a><text:a xlink:type="simple" xlink:href="mailto:tt@michigan.gov"><text:span text:style-name="T55">gov</text:span></text:a><text:span text:style-name="T61">]</text:span></text:p>
                </text:list-item>
              </text:list>
            </text:list-item>
            <text:list-item>
              <text:p text:style-name="P7"/>
            </text:list-item>
            <text:list-item>
              <text:p text:style-name="P7">Rules of Access</text:p>
              <text:list>
                <text:list-item>
                  <text:p text:style-name="P7">Each <text:span text:style-name="T20">NRHP</text:span> must have an (editor)</text:p>
                </text:list-item>
                <text:list-item>
                  <text:p text:style-name="P7">Each <text:span text:style-name="T40">ER</text:span> must have an (editor)</text:p>
                </text:list-item>
                <text:list-item>
                  <text:p text:style-name="P7">An <text:span text:style-name="T20">NRHP</text:span> does not always have an (editor-proxy)</text:p>
                </text:list-item>
                <text:list-item>
                  <text:p text:style-name="P7">An <text:span text:style-name="T40">ER</text:span> does not always have an (editor-proxy)</text:p>
                </text:list-item>
                <text:list-item>
                  <text:p text:style-name="P7">Each <text:span text:style-name="T20">NRHP</text:span> must have a (manager)</text:p>
                </text:list-item>
                <text:list-item>
                  <text:p text:style-name="P7">Each <text:span text:style-name="T40">ER</text:span> must have an (manager) </text:p>
                </text:list-item>
                <text:list-item>
                  <text:p text:style-name="P7">Each <text:span text:style-name="T20">NRHP</text:span> must have at least one (reviewer)</text:p>
                </text:list-item>
                <text:list-item>
                  <text:p text:style-name="P7">Each <text:span text:style-name="T40">ER</text:span> must have at least one (reviewer)</text:p>
                  <text:p text:style-name="P7"/>
                </text:list-item>
              </text:list>
            </text:list-item>
            <text:list-item>
              <text:p text:style-name="P21"/>
            </text:list-item>
            <text:list-item>
              <text:p text:style-name="P7">Site-Types</text:p>
              <text:list>
                <text:list-item>
                  <text:p text:style-name="P7"><text:span text:style-name="T1">(</text:span><text:span text:style-name="T20">public</text:span><text:span text:style-name="T1">) </text:span>[definition: (pubic) refers to a <text:span text:style-name="T19">public</text:span> access point.]</text:p>
                </text:list-item>
                <text:list-item>
                  <text:p text:style-name="P7"><text:span text:style-name="T1">(</text:span><text:span text:style-name="T52">gov</text:span><text:span text:style-name="T1">) </text:span>[definition: (<text:span text:style-name="T51">gov</text:span>) refers to a protected access point for reviewers, managers, approvers, help-desk, and system-administrators.]</text:p>
                </text:list-item>
              </text:list>
            </text:list-item>
            <text:list-item>
              <text:p text:style-name="P7">Access-Types</text:p>
              <text:list>
                <text:list-item>
                  <text:p text:style-name="P7">(guest) <text:s/>[definition: (guest) is a role that gives minimum access to the <text:span text:style-name="T19">public</text:span> system. This level of access allows an actor to initiate an <text:span text:style-name="T19">account</text:span>.] [when: automatically][by-whom: automatically] [prerequisites: none]</text:p>
                </text:list-item>
                <text:list-item>
                  <text:p text:style-name="P7">(<text:span text:style-name="T19">account</text:span>)[definiton:])[definition: (<text:span text:style-name="T19">account</text:span>) is the first privilege granted. This level of access allows an actor to complete the registration.]</text:p>
                </text:list-item>
                <text:list-item>
                  <text:p text:style-name="P7"><text:span text:style-name="T1">(registrant) </text:span>[definition: (registrant) has completed his or her registration and can request NRHP and ER privileges. ]</text:p>
                </text:list-item>
              </text:list>
            </text:list-item>
            <text:list-item>
              <text:p text:style-name="P7">Process-Types</text:p>
              <text:list>
                <text:list-item>
                  <text:p text:style-name="P7">(<text:span text:style-name="T20">NRHP</text:span>) [definition: (<text:span text:style-name="T20">NRHP</text:span>) allow an actor to initiate new National Register of Historic Places Preliminary Questionnaire or Nomination]</text:p>
                </text:list-item>
                <text:list-item>
                  <text:p text:style-name="P9"><text:span text:style-name="T57">(</text:span><text:span text:style-name="T41">ER</text:span><text:span text:style-name="T57">) [definition: (</text:span><text:span text:style-name="T41">ER</text:span><text:span text:style-name="T57">) allow an actor to initiate new Section 106 Reviews]</text:span></text:p>
                </text:list-item>
              </text:list>
            </text:list-item>
            <text:list-item>
              <text:p text:style-name="P7">Process-Role-Types</text:p>
              <text:list>
                <text:list-item>
                  <text:p text:style-name="P7">(editor)[definition: (editor) gives an actor access to modify, and complete nominations and reviews. <text:s/>In addition, this role can invite other registrants to assist with the preparation process materials.][prerequisites: ]</text:p>
                </text:list-item>
                <text:list-item>
                  <text:p text:style-name="P7">(editor-proxy)[definition: (editor-proxy) gives an actor access to modify a specific nomination or review. <text:s/>] [prerequisites: ]</text:p>
                </text:list-item>
                <text:list-item>
                  <text:p text:style-name="P9"><text:span text:style-name="T57">(reviewer)</text:span><text:span text:style-name="T23">[definition: (reviewer) gives access to read and make comments about a specific nomination or review.]</text:span></text:p>
                </text:list-item>
                <text:list-item>
                  <text:p text:style-name="P7">(approver)[definition:]</text:p>
                </text:list-item>
                <text:list-item>
                  <text:p text:style-name="P7">(manager)[definition:]</text:p>
                </text:list-item>
                <text:list-item>
                  <text:p text:style-name="P9"><text:span text:style-name="T57">(help-desk) </text:span><text:span text:style-name="T23">[definition: (help-desk) gives an actor the ability to see the system from the perspective of another actor. This is meant to facilitate issue resolution via a phone conversation. This role can comment but not save.]</text:span></text:p>
                </text:list-item>
                <text:list-item>
                  <text:p text:style-name="P28">(system-administrator) [definition:]</text:p>
                </text:list-item>
                <text:list-item>
                  <text:p text:style-name="P28">(workflow-designer)[definition:]</text:p>
                </text:list-item>
              </text:list>
            </text:list-item>
            <text:list-item>
              <text:p text:style-name="P28">Action-Types</text:p>
              <text:list>
                <text:list-item>
                  <text:p text:style-name="P28">(save)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7">Mutually Exclusive Access by Actor</text:p>
              <text:list>
                <text:list-item>
                  <text:p text:style-name="P7">(guest)</text:p>
                </text:list-item>
                <text:list-item>
                  <text:p text:style-name="P7">(registrant)</text:p>
                </text:list-item>
                <text:list-item>
                  <text:p text:style-name="P7">(system-administrator)</text:p>
                  <text:p text:style-name="P7"/>
                </text:list-item>
              </text:list>
            </text:list-item>
            <text:list-item>
              <text:p text:style-name="P7">Access Senarios for a Single <text:span text:style-name="T20">NRHP</text:span></text:p>
              <text:list>
                <text:list-item>
                  <text:p text:style-name="P7">(registrant) [limit: 51]</text:p>
                </text:list-item>
                <text:list-item>
                  <text:p text:style-name="P7">(<text:span text:style-name="T19">public</text:span>)(registrant)(<text:span text:style-name="T20">NRHP</text:span>)(editor) [limit: 1]</text:p>
                </text:list-item>
                <text:list-item>
                  <text:p text:style-name="P7">(NRHP-editor-proxy)[limit: 50]</text:p>
                </text:list-item>
                <text:list-item>
                  <text:p text:style-name="P7">(<text:span text:style-name="T51">gov</text:span>-registrant)[limit: 51]</text:p>
                </text:list-item>
                <text:list-item>
                  <text:p text:style-name="P7">(NRHP-manager) [limit: 1]</text:p>
                </text:list-item>
                <text:list-item>
                  <text:p text:style-name="P7">(NRHP-reviewer) [limit: 50]</text:p>
                </text:list-item>
                <text:list-item>
                  <text:p text:style-name="P7">(NRHP-approver) [limit:1]</text:p>
                </text:list-item>
              </text:list>
            </text:list-item>
          </text:list>
        </text:list-item>
      </text:list>
      <text:p text:style-name="P4"/>
      <text:list xml:id="list34681179" text:continue-numbering="true" text:style-name="L1">
        <text:list-item>
          <text:list>
            <text:list-item>
              <text:p text:style-name="P7">Access Senarios for a Single <text:span text:style-name="T40">ER</text:span></text:p>
              <text:list>
                <text:list-item>
                  <text:p text:style-name="P7">(registrant) [limit: 51]</text:p>
                </text:list-item>
                <text:list-item>
                  <text:p text:style-name="P7">(er-editor) [limit: 1]</text:p>
                </text:list-item>
                <text:list-item>
                  <text:p text:style-name="P7">(er-editor-proxy)[limit: 50]</text:p>
                </text:list-item>
                <text:list-item>
                  <text:p text:style-name="P7">(<text:span text:style-name="T51">gov</text:span>-registrant)[limit: 51]</text:p>
                </text:list-item>
                <text:list-item>
                  <text:p text:style-name="P7">(er-manager) [limit: 1]</text:p>
                </text:list-item>
                <text:list-item>
                  <text:p text:style-name="P7">(er-reviewer) [limit: 50]</text:p>
                </text:list-item>
                <text:list-item>
                  <text:p text:style-name="P7">(er-approver) [limit:1]</text:p>
                  <text:p text:style-name="P7"/>
                </text:list-item>
              </text:list>
            </text:list-item>
            <text:list-item>
              <text:p text:style-name="P7">Expected-Actor-Access-States</text:p>
              <text:list>
                <text:list-item>
                  <text:p text:style-name="P7">(<text:span text:style-name="T19">public</text:span>)(guest)</text:p>
                </text:list-item>
                <text:list-item>
                  <text:p text:style-name="P7">(<text:span text:style-name="T19">public</text:span>)(account)</text:p>
                </text:list-item>
                <text:list-item>
                  <text:p text:style-name="P7">(<text:span text:style-name="T19">public</text:span>)(registrant)</text:p>
                </text:list-item>
                <text:list-item>
                  <text:p text:style-name="P7">(<text:span text:style-name="T19">public</text:span>)(registrant)(<text:span text:style-name="T20">NRHP</text:span>)</text:p>
                </text:list-item>
                <text:list-item>
                  <text:p text:style-name="P7">(<text:span text:style-name="T19">public</text:span>)(registrant)(<text:span text:style-name="T20">NRHP</text:span>)(editor)</text:p>
                </text:list-item>
                <text:list-item>
                  <text:p text:style-name="P7">(<text:span text:style-name="T19">public</text:span>)(registrant)(<text:span text:style-name="T20">NRHP</text:span>)(editor-proxy)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7">NRHP</text:span><text:span text:style-name="T61">)(help-desk)</text:span></text:p>
                </text:list-item>
                <text:list-item>
                  <text:p text:style-name="P7">(<text:span text:style-name="T19">public</text:span>)(registrant)(<text:span text:style-name="T40">ER</text:span>)</text:p>
                </text:list-item>
                <text:list-item>
                  <text:p text:style-name="P7">(<text:span text:style-name="T19">public</text:span>)(registrant)(<text:span text:style-name="T40">ER</text:span>)(editor)</text:p>
                </text:list-item>
                <text:list-item>
                  <text:p text:style-name="P7">(<text:span text:style-name="T19">public</text:span>)(registrant)(<text:span text:style-name="T40">ER</text:span>)(editor-proxy)</text:p>
                </text:list-item>
                <text:list-item>
                  <text:p text:style-name="P7">(<text:span text:style-name="T19">public</text:span>)(registrant)(<text:span text:style-name="T40">ER</text:span>)(help-desk)</text:p>
                </text:list-item>
                <text:list-item>
                  <text:p text:style-name="P7">(<text:span text:style-name="T51">gov</text:span>)(guest)</text:p>
                </text:list-item>
                <text:list-item>
                  <text:p text:style-name="P7">(<text:span text:style-name="T51">gov</text:span>)(account)</text:p>
                </text:list-item>
                <text:list-item>
                  <text:p text:style-name="P7">(<text:span text:style-name="T51">gov</text:span>)(registrant)</text:p>
                </text:list-item>
                <text:list-item>
                  <text:p text:style-name="P7">(<text:span text:style-name="T51">gov</text:span>)(registrant)(<text:span text:style-name="T20">NRHP</text:span>)(manager)</text:p>
                </text:list-item>
                <text:list-item>
                  <text:p text:style-name="P7">(<text:span text:style-name="T51">gov</text:span>)(registrant)(<text:span text:style-name="T20">NRHP</text:span>)(reviewer)</text:p>
                </text:list-item>
                <text:list-item>
                  <text:p text:style-name="P7">(<text:span text:style-name="T51">gov</text:span>)(registrant)(<text:span text:style-name="T20">NRHP</text:span>)(approver)</text:p>
                </text:list-item>
                <text:list-item>
                  <text:p text:style-name="P7">(<text:span text:style-name="T51">gov</text:span>)(registrant)(<text:span text:style-name="T20">NRHP</text:span>)(help-desk)</text:p>
                </text:list-item>
                <text:list-item>
                  <text:p text:style-name="P7">(<text:span text:style-name="T51">gov</text:span>)(registrant)(<text:span text:style-name="T40">ER</text:span>)(manager)</text:p>
                </text:list-item>
                <text:list-item>
                  <text:p text:style-name="P7">(<text:span text:style-name="T51">gov</text:span>)(registrant)(<text:span text:style-name="T40">ER</text:span>)(reviewer)</text:p>
                </text:list-item>
                <text:list-item>
                  <text:p text:style-name="P7">(<text:span text:style-name="T51">gov</text:span>)(registrant)(<text:span text:style-name="T40">ER</text:span>)(approver)</text:p>
                </text:list-item>
                <text:list-item>
                  <text:p text:style-name="P7">(<text:span text:style-name="T51">gov</text:span>)(registrant)(<text:span text:style-name="T40">ER</text:span>)(help-desk)</text:p>
                </text:list-item>
                <text:list-item>
                  <text:p text:style-name="P7">(<text:span text:style-name="T51">gov</text:span>)(registrant)(system-adminstrator)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7"/>
            </text:list-item>
            <text:list-item>
              <text:p text:style-name="P7">System-Defaults</text:p>
              <text:list>
                <text:list-item>
                  <text:p text:style-name="P7">system-date</text:p>
                </text:list-item>
              </text:list>
            </text:list-item>
            <text:list-item>
              <text:p text:style-name="P7">Valid-Column-Types</text:p>
              <text:list>
                <text:list-item>
                  <text:p text:style-name="P7">character [format:AAA]</text:p>
                </text:list-item>
                <text:list-item>
                  <text:p text:style-name="P7">numeric [format:NNNNNNNN.NN]</text:p>
                </text:list-item>
                <text:list-item>
                  <text:p text:style-name="P7">OGC [format: ]</text:p>
                </text:list-item>
                <text:list-item>
                  <text:p text:style-name="P7">image [format: ]</text:p>
                </text:list-item>
                <text:list-item>
                  <text:p text:style-name="P7">binary [format:]</text:p>
                </text:list-item>
                <text:list-item>
                  <text:p text:style-name="P7">phone [format: NNNNNNNNNN]</text:p>
                </text:list-item>
                <text:list-item>
                  <text:p text:style-name="P7">street [format: AN]</text:p>
                </text:list-item>
                <text:list-item>
                  <text:p text:style-name="P7">city [format: AN]</text:p>
                </text:list-item>
                <text:list-item>
                  <text:p text:style-name="P7">postal-code [format: NNNNNNNNN]</text:p>
                </text:list-item>
                <text:list-item>
                  <text:p text:style-name="P7">datetimestamp [format:YYYY/MM/DD:HH:MM:SS.MM]</text:p>
                </text:list-item>
                <text:list-item>
                  <text:p text:style-name="P7">datetime [format:YYYY/MM/DD:HH:MM:SS.MM]</text:p>
                </text:list-item>
                <text:list-item>
                  <text:p text:style-name="P7">date [format:YYYY/MM/DD]</text:p>
                </text:list-item>
              </text:list>
            </text:list-item>
            <text:list-item>
              <text:p text:style-name="P7">Valid-Interface-Types</text:p>
              <text:list>
                <text:list-item>
                  <text:p text:style-name="P7">textbox</text:p>
                </text:list-item>
                <text:list-item>
                  <text:p text:style-name="P7">calendar</text:p>
                </text:list-item>
                <text:list-item>
                  <text:p text:style-name="P7">list</text:p>
                </text:list-item>
                <text:list-item>
                  <text:p text:style-name="P7">map</text:p>
                </text:list-item>
                <text:list-item>
                  <text:p text:style-name="P7">grid </text:p>
                </text:list-item>
                <text:list-item>
                  <text:p text:style-name="P7">label</text:p>
                </text:list-item>
                <text:list-item>
                  <text:p text:style-name="P7">system</text:p>
                </text:list-item>
              </text:list>
            </text:list-item>
            <text:list-item>
              <text:p text:style-name="P7">Button-Types</text:p>
              <text:list>
                <text:list-item>
                  <text:p text:style-name="P7">close-button</text:p>
                </text:list-item>
                <text:list-item>
                  <text:p text:style-name="P7">confirm-button</text:p>
                </text:list-item>
                <text:list-item>
                  <text:p text:style-name="P7">delete-button</text:p>
                </text:list-item>
                <text:list-item>
                  <text:p text:style-name="P7">edit-button</text:p>
                </text:list-item>
                <text:list-item>
                  <text:p text:style-name="P7">logout-button</text:p>
                </text:list-item>
                <text:list-item>
                  <text:p text:style-name="P7">new-button </text:p>
                </text:list-item>
                <text:list-item>
                  <text:p text:style-name="P7">save-button</text:p>
                </text:list-item>
                <text:list-item>
                  <text:p text:style-name="P7">task-button [definition: gets values from the tsk_screen column in Tasks for current site-type, access-type, process-type and process-role-type, table name and the column defined in goto attribute. <text:s/>task-buttons should be named the same as the tsk_screen value and populate the goto attribute with the source field name i.e., tsk_screen. <text:s/>Field names should be unique. <text:s/>No need to define children. Associated Screens should be defined for each task and should have type overlay. <text:s text:c="2"/>Add data to the settings, stsk_role = the proper role, stsk_name = the target Screen. <text:s/>]</text:p>
                </text:list-item>
                <text:list-item>
                  <text:p text:style-name="P7">poke-button [definition: opens the poke message screen. <text:s/>Pokes alow actors to send messages to target groups within the application.]</text:p>
                </text:list-item>
                <text:list-item>
                  <text:p text:style-name="P7">goto-button [definition: take the user out of the current context to another. <text:s/>The button can be configured ]</text:p>
                </text:list-item>
              </text:list>
            </text:list-item>
            <text:list-item>
              <text:p text:style-name="P7">Screen-Types</text:p>
              <text:list>
                <text:list-item>
                  <text:p text:style-name="P7">when no type is given then this means that the screen is a main/base screen</text:p>
                </text:list-item>
                <text:list-item>
                  <text:p text:style-name="P7">in-line [definition: in-line means to show the screen imbedded into the screen.]</text:p>
                </text:list-item>
                <text:list-item>
                  <text:p text:style-name="P7">overlay [definition: overly opens a screen in position over the existing screen.]</text:p>
                </text:list-item>
                <text:list-item>
                  <text:p text:style-name="P7">stub [definition: stub is a stand-in for another screen. ]</text:p>
                </text:list-item>
                <text:list-item>
                  <text:p text:style-name="P7">textblock [definition: shows a block of text ]</text:p>
                </text:list-item>
                <text:list-item>
                  <text:p text:style-name="P7">stand-alone [definition: an individual context]</text:p>
                </text:list-item>
                <text:list-item>
                  <text:p text:style-name="P7">break [definition: provides a vertical break]</text:p>
                </text:list-item>
              </text:list>
            </text:list-item>
            <text:list-item>
              <text:p text:style-name="P7">Display-Types</text:p>
              <text:list>
                <text:list-item>
                  <text:p text:style-name="P7">Date [format: MM-DD-YYYY]</text:p>
                </text:list-item>
                <text:list-item>
                  <text:p text:style-name="P7">Datetime [format: MM-DD-YYYY HH:MM:SS]</text:p>
                </text:list-item>
              </text:list>
            </text:list-item>
            <text:list-item>
              <text:p text:style-name="P7">Poke-Types<text:tab/></text:p>
              <text:list>
                <text:list-item>
                  <text:p text:style-name="P7">Poke-Managers</text:p>
                </text:list-item>
              </text:list>
            </text:list-item>
            <text:list-item>
              <text:p text:style-name="P7">Logs</text:p>
              <text:list>
                <text:list-item>
                  <text:p text:style-name="P7">Activity-Log [description: The Activity-Log tracks what has happened in the system as aposed to what needs to be done. Activity-Log is a running list of all system activities by activity-name, activity-time, activity-owner, activity-access-point, and project.]</text:p>
                </text:list-item>
                <text:list-item>
                  <text:p text:style-name="P7">Edit-Log [descripition: The Edit-Log tracks all updates to data. Edit-Log is the part of history and audit logging. ]</text:p>
                </text:list-item>
                <text:list-item>
                  <text:p text:style-name="P7">Task-Log [descriptionn: The Task-Log tracks what needs to be done by an actor. The Task-Log keeps a running of list of all current tasks and keeps the actors on task.]</text:p>
                </text:list-item>
                <text:list-item>
                  <text:p text:style-name="P7">Search-Log [description: ]</text:p>
                </text:list-item>
              </text:list>
            </text:list-item>
            <text:list-item>
              <text:p text:style-name="P7">Non-Existant-Privilages</text:p>
              <text:list>
                <text:list-item>
                  <text:p text:style-name="P9"><text:span text:style-name="T57">Non-Existant [privilege:</text:span>(gov)(registrant)(ER)(editor)<text:span text:style-name="T57">]</text:span></text:p>
                </text:list-item>
                <text:list-item>
                  <text:p text:style-name="P7">Non-Existant [privilege:(gov)(registrant)(ER)(editor-proxy)]</text:p>
                </text:list-item>
                <text:list-item>
                  <text:p text:style-name="P9"><text:span text:style-name="T57">Non-Existant [privilege:</text:span>(gov)(registrant)(NRHP)(editor)<text:span text:style-name="T57">]</text:span></text:p>
                </text:list-item>
                <text:list-item>
                  <text:p text:style-name="P7">Non-Existant [privilege:(gov)(registrant)(NRHP)(editor-proxy)]</text:p>
                </text:list-item>
                <text:list-item>
                  <text:p text:style-name="P7">Non-Existant [privilege:(public)(registrant)(ER)(reviewer)]</text:p>
                </text:list-item>
                <text:list-item>
                  <text:p text:style-name="P7">Non-Existant [privilege:(public)(registrant)(ER)(help-desk)]</text:p>
                </text:list-item>
                <text:list-item>
                  <text:p text:style-name="P7">Non-Existant [privilege:(public)(registrant)(ER)(approver)]</text:p>
                </text:list-item>
                <text:list-item>
                  <text:p text:style-name="P7">Non-Existant [privilege:(public)(registrant)(ER)(manager)]</text:p>
                </text:list-item>
                <text:list-item>
                  <text:p text:style-name="P7">Non-Existant [privilege:(public)(registrant)(NRHP)(reviewer)]</text:p>
                </text:list-item>
                <text:list-item>
                  <text:p text:style-name="P7">Non-Existant [privilege:(public)(registrant)(NRHP)(help-desk)]</text:p>
                </text:list-item>
                <text:list-item>
                  <text:p text:style-name="P7">Non-Existant [privilege:(public)(registrant)(NRHP)(approver)]</text:p>
                </text:list-item>
                <text:list-item>
                  <text:p text:style-name="P7">Non-Existant [privilege:(public)(registrant)(NRHP)(manager)]</text:p>
                </text:list-item>
              </text:list>
            </text:list-item>
            <text:list-item>
              <text:p text:style-name="P7">Display-Screen-Order</text:p>
              <text:list>
                <text:list-item>
                  <text:p text:style-name="P11">Home <text:s text:c="25"/>[order:A] <text:s text:c="3"/>[blocked:false] <text:s/>[reivewed: 111-00-111-11]</text:p>
                </text:list-item>
                <text:list-item>
                  <text:p text:style-name="P6"><text:span text:style-name="T67">Home SHPO <text:s text:c="20"/>[order:B] <text:s text:c="3"/>[blocked:false] <text:s/>[reivewed: 111-11-000-00]</text:span></text:p>
                </text:list-item>
                <text:list-item>
                  <text:p text:style-name="P6"><text:span text:style-name="T67">Registration <text:s text:c="17"/>[order:C] <text:s text:c="3"/>[blocked:false] <text:s/>[reivewed: 101-11-100-10]</text:span></text:p>
                </text:list-item>
                <text:list-item>
                  <text:p text:style-name="P6"><text:span text:style-name="T67">Section 106 Reviews <text:s text:c="10"/>[order:D] <text:s text:c="3"/>[blocked:false] <text:s/>[reivewed: 111-10-111-10]</text:span></text:p>
                </text:list-item>
                <text:list-item>
                  <text:p text:style-name="P6"><text:span text:style-name="T67">National Register Nominations [order:E] <text:s text:c="3"/>[blocked:false] <text:s/>[reivewed: 111-01-111-01]</text:span></text:p>
                </text:list-item>
                <text:list-item>
                  <text:p text:style-name="P6"><text:span text:style-name="T68">Preliminary Questionnaire <text:s text:c="4"/>[order:F] <text:s text:c="3"/>[blocked:</text:span><text:span text:style-name="T67">false</text:span><text:span text:style-name="T68">] <text:s/>[reivewed: 000-00-000-00]</text:span></text:p>
                </text:list-item>
                <text:list-item>
                  <text:p text:style-name="P6"><text:span text:style-name="T67">National Register Nomination <text:s/>[order:G] <text:s text:c="3"/>[blocked:false] <text:s/>[reivewed: 000-00-000-00]</text:span></text:p>
                </text:list-item>
                <text:list-item>
                  <text:p text:style-name="P11">Completed-Projects <text:s text:c="11"/>[order:H] <text:s text:c="3"/>[blocked:false] <text:s/>[reivewed: 000-00-000-00]</text:p>
                </text:list-item>
              </text:list>
              <text:p text:style-name="P11"/>
              <text:list text:continue-numbering="true">
                <text:list-header>
                  <text:p text:style-name="P7"/>
                </text:list-header>
              </text:list>
            </text:list-item>
          </text:list>
          <text:p text:style-name="P7"/>
          <text:list text:continue-numbering="true">
            <text:list-header>
              <text:p text:style-name="P7"/>
            </text:list-header>
          </text:list>
        </text:list-item>
      </text:list>
      <text:p text:style-name="P4"/>
      <text:p text:style-name="P4"/>
      <text:list xml:id="list34679025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0DT19H31M10S</meta:editing-duration>
    <meta:editing-cycles>1392</meta:editing-cycles>
    <meta:generator>OpenOffice.org/3.3$Win32 OpenOffice.org_project/330m20$Build-9567</meta:generator>
    <dc:date>2012-01-17T14:55:13.83</dc:date>
    <dc:creator>James Wilfong</dc:creator>
    <meta:document-statistic meta:table-count="0" meta:image-count="0" meta:object-count="0" meta:page-count="1" meta:paragraph-count="668" meta:word-count="5864" meta:character-count="93344"/>
    <meta:user-defined meta:name="Info 1"/>
    <meta:user-defined meta:name="Info 2"/>
    <meta:user-defined meta:name="Info 3"/>
    <meta:user-defined meta:name="Info 4"/>
  </office:meta>
</office:document-meta>
</file>